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cs" fo:country="CZ"/>
    </style:style>
    <style:style style:name="P2" style:family="paragraph" style:parent-style-name="Text_20_body">
      <style:text-properties fo:language="en" fo:country="US"/>
    </style:style>
    <style:style style:name="P3" style:family="paragraph" style:parent-style-name="Text_20_body" style:list-style-name="L1">
      <style:text-properties fo:language="cs" fo:country="CZ"/>
    </style:style>
    <style:style style:name="P4" style:family="paragraph" style:parent-style-name="Text_20_body" style:list-style-name="L3">
      <style:text-properties fo:language="cs" fo:country="CZ"/>
    </style:style>
    <style:style style:name="P5" style:family="paragraph" style:parent-style-name="Text_20_body" style:list-style-name="L4">
      <style:text-properties fo:language="cs" fo:country="CZ"/>
    </style:style>
    <style:style style:name="P6" style:family="paragraph" style:parent-style-name="Text_20_body" style:list-style-name="L5">
      <style:text-properties fo:language="cs" fo:country="CZ"/>
    </style:style>
    <style:style style:name="P7" style:family="paragraph" style:parent-style-name="Text_20_body" style:list-style-name="L18">
      <style:text-properties fo:language="cs" fo:country="CZ"/>
    </style:style>
    <style:style style:name="P8" style:family="paragraph" style:parent-style-name="Text_20_body" style:list-style-name="L19">
      <style:text-properties fo:language="cs" fo:country="CZ"/>
    </style:style>
    <style:style style:name="P9" style:family="paragraph" style:parent-style-name="Text_20_body" style:list-style-name="L23">
      <style:text-properties fo:language="cs" fo:country="CZ"/>
    </style:style>
    <style:style style:name="P10" style:family="paragraph" style:parent-style-name="Text_20_body" style:list-style-name="L26">
      <style:text-properties fo:language="cs" fo:country="CZ"/>
    </style:style>
    <style:style style:name="P11" style:family="paragraph" style:parent-style-name="Text_20_body" style:list-style-name="L27">
      <style:text-properties fo:language="cs" fo:country="CZ"/>
    </style:style>
    <style:style style:name="P12" style:family="paragraph" style:parent-style-name="Text_20_body" style:list-style-name="L28">
      <style:text-properties fo:language="cs" fo:country="CZ"/>
    </style:style>
    <style:style style:name="P13" style:family="paragraph" style:parent-style-name="Text_20_body" style:list-style-name="L29">
      <style:text-properties fo:language="cs" fo:country="CZ"/>
    </style:style>
    <style:style style:name="P14" style:family="paragraph" style:parent-style-name="Text_20_body" style:list-style-name="L32">
      <style:text-properties fo:language="cs" fo:country="CZ"/>
    </style:style>
    <style:style style:name="P15" style:family="paragraph" style:parent-style-name="Text_20_body" style:list-style-name="L34">
      <style:text-properties fo:language="cs" fo:country="CZ"/>
    </style:style>
    <style:style style:name="P16" style:family="paragraph" style:parent-style-name="Text_20_body" style:list-style-name="L1">
      <style:text-properties fo:language="en" fo:country="US"/>
    </style:style>
    <style:style style:name="P17" style:family="paragraph" style:parent-style-name="Text_20_body" style:list-style-name="L2">
      <style:text-properties fo:language="en" fo:country="US"/>
    </style:style>
    <style:style style:name="P18" style:family="paragraph" style:parent-style-name="Text_20_body" style:list-style-name="L3">
      <style:text-properties fo:language="en" fo:country="US"/>
    </style:style>
    <style:style style:name="P19" style:family="paragraph" style:parent-style-name="Text_20_body" style:list-style-name="L4">
      <style:text-properties fo:language="en" fo:country="US"/>
    </style:style>
    <style:style style:name="P20" style:family="paragraph" style:parent-style-name="Text_20_body" style:list-style-name="L6">
      <style:text-properties fo:language="en" fo:country="US"/>
    </style:style>
    <style:style style:name="P21" style:family="paragraph" style:parent-style-name="Text_20_body" style:list-style-name="L7">
      <style:text-properties fo:language="en" fo:country="US"/>
    </style:style>
    <style:style style:name="P22" style:family="paragraph" style:parent-style-name="Text_20_body" style:list-style-name="L8">
      <style:text-properties fo:language="en" fo:country="US"/>
    </style:style>
    <style:style style:name="P23" style:family="paragraph" style:parent-style-name="Text_20_body" style:list-style-name="L10">
      <style:text-properties fo:language="en" fo:country="US"/>
    </style:style>
    <style:style style:name="P24" style:family="paragraph" style:parent-style-name="Text_20_body" style:list-style-name="L15">
      <style:text-properties fo:language="en" fo:country="US"/>
    </style:style>
    <style:style style:name="P25" style:family="paragraph" style:parent-style-name="Text_20_body" style:list-style-name="L16">
      <style:text-properties fo:language="en" fo:country="US"/>
    </style:style>
    <style:style style:name="P26" style:family="paragraph" style:parent-style-name="Text_20_body" style:list-style-name="L17">
      <style:text-properties fo:language="en" fo:country="US"/>
    </style:style>
    <style:style style:name="P27" style:family="paragraph" style:parent-style-name="Text_20_body" style:list-style-name="L18">
      <style:text-properties fo:language="en" fo:country="US"/>
    </style:style>
    <style:style style:name="P28" style:family="paragraph" style:parent-style-name="Text_20_body" style:list-style-name="L19">
      <style:text-properties fo:language="en" fo:country="US"/>
    </style:style>
    <style:style style:name="P29" style:family="paragraph" style:parent-style-name="Text_20_body" style:list-style-name="L20">
      <style:text-properties fo:language="en" fo:country="US"/>
    </style:style>
    <style:style style:name="P30" style:family="paragraph" style:parent-style-name="Text_20_body" style:list-style-name="L21">
      <style:text-properties fo:language="en" fo:country="US"/>
    </style:style>
    <style:style style:name="P31" style:family="paragraph" style:parent-style-name="Text_20_body" style:list-style-name="L22">
      <style:text-properties fo:language="en" fo:country="US"/>
    </style:style>
    <style:style style:name="P32" style:family="paragraph" style:parent-style-name="Text_20_body" style:list-style-name="L23">
      <style:text-properties fo:language="en" fo:country="US"/>
    </style:style>
    <style:style style:name="P33" style:family="paragraph" style:parent-style-name="Text_20_body" style:list-style-name="L24">
      <style:text-properties fo:language="en" fo:country="US"/>
    </style:style>
    <style:style style:name="P34" style:family="paragraph" style:parent-style-name="Text_20_body" style:list-style-name="L25">
      <style:text-properties fo:language="en" fo:country="US"/>
    </style:style>
    <style:style style:name="P35" style:family="paragraph" style:parent-style-name="Text_20_body" style:list-style-name="L26">
      <style:text-properties fo:language="en" fo:country="US"/>
    </style:style>
    <style:style style:name="P36" style:family="paragraph" style:parent-style-name="Text_20_body" style:list-style-name="L27">
      <style:text-properties fo:language="en" fo:country="US"/>
    </style:style>
    <style:style style:name="P37" style:family="paragraph" style:parent-style-name="Text_20_body" style:list-style-name="L28">
      <style:text-properties fo:language="en" fo:country="US"/>
    </style:style>
    <style:style style:name="P38" style:family="paragraph" style:parent-style-name="Text_20_body" style:list-style-name="L29">
      <style:text-properties fo:language="en" fo:country="US"/>
    </style:style>
    <style:style style:name="P39" style:family="paragraph" style:parent-style-name="Text_20_body" style:list-style-name="L29">
      <style:text-properties fo:language="en" fo:country="US" fo:font-weight="bold" style:font-weight-asian="bold" style:font-weight-complex="bold"/>
    </style:style>
    <style:style style:name="P40" style:family="paragraph" style:parent-style-name="Text_20_body" style:list-style-name="L30">
      <style:text-properties fo:language="en" fo:country="US"/>
    </style:style>
    <style:style style:name="P41" style:family="paragraph" style:parent-style-name="Text_20_body" style:list-style-name="L31">
      <style:text-properties fo:language="en" fo:country="US"/>
    </style:style>
    <style:style style:name="P42" style:family="paragraph" style:parent-style-name="Text_20_body" style:list-style-name="L33">
      <style:text-properties fo:language="en" fo:country="US"/>
    </style:style>
    <style:style style:name="P43" style:family="paragraph" style:parent-style-name="Text_20_body" style:list-style-name="L34">
      <style:text-properties fo:language="en" fo:country="US"/>
    </style:style>
    <style:style style:name="P44" style:family="paragraph" style:parent-style-name="Text_20_body" style:list-style-name="L35">
      <style:text-properties fo:language="en" fo:country="US"/>
    </style:style>
    <style:style style:name="P45" style:family="paragraph" style:parent-style-name="Text_20_body" style:list-style-name="L36">
      <style:text-properties fo:language="en" fo:country="US"/>
    </style:style>
    <style:style style:name="P46" style:family="paragraph" style:parent-style-name="Text_20_body" style:list-style-name="L37">
      <style:text-properties fo:language="en" fo:country="US"/>
    </style:style>
    <style:style style:name="P47" style:family="paragraph" style:parent-style-name="Text_20_body" style:list-style-name="L6"/>
    <style:style style:name="P48" style:family="paragraph" style:parent-style-name="Text_20_body" style:list-style-name="L6">
      <style:text-properties fo:color="#ff0000" fo:language="en" fo:country="US"/>
    </style:style>
    <style:style style:name="P49" style:family="paragraph" style:parent-style-name="Text_20_body" style:list-style-name="L36">
      <style:text-properties fo:color="#ff0000" fo:language="en" fo:country="US"/>
    </style:style>
    <style:style style:name="P50" style:family="paragraph" style:parent-style-name="Text_20_body" style:list-style-name="L12">
      <style:text-properties fo:color="#ff0000"/>
    </style:style>
    <style:style style:name="P51" style:family="paragraph" style:parent-style-name="Text_20_body" style:list-style-name="L9"/>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5"/>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32"/>
    <style:style style:name="P64" style:family="paragraph" style:parent-style-name="Text_20_body" style:list-style-name="L19">
      <style:paragraph-properties fo:margin-left="3.736cm" fo:margin-right="0cm" fo:text-indent="-0.635cm" style:auto-text-indent="false"/>
      <style:text-properties fo:language="cs" fo:country="CZ"/>
    </style:style>
    <style:style style:name="P65" style:family="paragraph" style:parent-style-name="Text_20_body" style:list-style-name="L19">
      <style:paragraph-properties fo:margin-left="3.736cm" fo:margin-right="0cm" fo:text-indent="-0.635cm" style:auto-text-indent="false"/>
      <style:text-properties fo:language="en" fo:country="US"/>
    </style:style>
    <style:style style:name="P66" style:family="paragraph" style:parent-style-name="Heading_20_1">
      <style:text-properties fo:language="en" fo:country="US"/>
    </style:style>
    <style:style style:name="P67" style:family="paragraph" style:parent-style-name="Heading_20_2">
      <style:text-properties fo:language="en" fo:country="US"/>
    </style:style>
    <style:style style:name="P68" style:family="paragraph" style:parent-style-name="Heading_20_2">
      <style:text-properties fo:language="cs" fo:country="CZ"/>
    </style:style>
    <style:style style:name="P69" style:family="paragraph" style:parent-style-name="Heading_20_3">
      <style:text-properties fo:language="en" fo:country="US"/>
    </style:style>
    <style:style style:name="P70" style:family="paragraph" style:parent-style-name="Heading_20_4">
      <style:text-properties fo:language="en" fo:country="US"/>
    </style:style>
    <style:style style:name="P71" style:family="paragraph" style:parent-style-name="Heading_20_4">
      <style:text-properties fo:language="cs" fo:country="CZ"/>
    </style:style>
    <style:style style:name="P72" style:family="paragraph" style:parent-style-name="Heading_20_5">
      <style:text-properties fo:language="en" fo:country="US"/>
    </style:style>
    <style:style style:name="P73" style:family="paragraph" style:parent-style-name="Heading_20_5">
      <style:text-properties fo:language="cs" fo:country="CZ"/>
    </style:style>
    <style:style style:name="P74" style:family="paragraph" style:parent-style-name="Heading_20_6">
      <style:text-properties fo:language="en" fo:country="US"/>
    </style:style>
    <style:style style:name="P75" style:family="paragraph" style:parent-style-name="Heading_20_6">
      <style:text-properties fo:language="cs" fo:country="CZ"/>
    </style:style>
    <style:style style:name="P76" style:family="paragraph" style:parent-style-name="Heading_20_7">
      <style:text-properties fo:language="en" fo:country="US"/>
    </style:style>
    <style:style style:name="P77" style:family="paragraph" style:parent-style-name="Heading_20_7">
      <style:text-properties fo:language="cs" fo:country="CZ"/>
    </style:style>
    <style:style style:name="T1" style:family="text">
      <style:text-properties fo:language="cs" fo:country="CZ"/>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nova bakal<text:span text:style-name="T1">ářky</text:span></text:h>
      <text:list xml:id="list7711995669734824143" text:style-name="L1">
        <text:list-item>
          <text:p text:style-name="P3">Úvod:</text:p>
          <text:list>
            <text:list-item>
              <text:p text:style-name="P3">o čem to je: The goal of this thesis was to gather the crime statistics data or the source data used to generate the crime statistics. The data I actually obtained after several weeks of seeking was the actual source data in MDB, that are a part of the ESSK system of the Police.<text:line-break/>The data were intended to be converted to LinkedData and stored in RDF format in some RDF store to be accessible via a SPARQL endpoint.<text:line-break/>The RDF store solution I decided to use was the Open Link Virtuoso server.</text:p>
            </text:list-item>
            <text:list-item>
              <text:p text:style-name="P3">Goals:</text:p>
              <text:list>
                <text:list-item>
                  <text:p text:style-name="P3">Data in RDF store via SPARQL = LinkedData, readable by software (crawlers, web services, LinkedData browsers, specialized customized software).</text:p>
                </text:list-item>
                <text:list-item>
                  <text:p text:style-name="P3">Keep the data in an RDF store up-to-date using the developed update mechanism.<text:line-break/>When new data is available, the update mechanism should merge the new and old data.<text:line-break/>Yet to be developed. Probably not.<text:line-break/>New data will be handed in once per month at most. Lower update frequency is likely.</text:p>
                </text:list-item>
                <text:list-item>
                  <text:p text:style-name="P3">Develop a demo application.</text:p>
                </text:list-item>
              </text:list>
            </text:list-item>
          </text:list>
        </text:list-item>
        <text:list-item>
          <text:p text:style-name="P3">The data sources</text:p>
          <text:list>
            <text:list-item>
              <text:p text:style-name="P3">Police:</text:p>
              <text:list>
                <text:list-item>
                  <text:p text:style-name="P3">relational database data:</text:p>
                  <text:list>
                    <text:list-item>
                      <text:p text:style-name="P3">format: Access MDB (TODO version)</text:p>
                    </text:list-item>
                    <text:list-item>
                      <text:p text:style-name="P3">schema: TODO diagrams</text:p>
                    </text:list-item>
                    <text:list-item>
                      <text:p text:style-name="P3">transformations:</text:p>
                      <text:list>
                        <text:list-item>
                          <text:p text:style-name="P3">to RDF using <text:a xlink:type="simple" xlink:href="http://d2rq.org/">http://d2rq.org/</text:a></text:p>
                          <text:list>
                            <text:list-item>
                              <text:p text:style-name="P3">mapping files</text:p>
                            </text:list-item>
                          </text:list>
                        </text:list-item>
                      </text:list>
                    </text:list-item>
                  </text:list>
                </text:list-item>
                <text:list-item>
                  <text:p text:style-name="P3">codelists and classifications:</text:p>
                  <text:list>
                    <text:list-item>
                      <text:p text:style-name="P3">format: HTML</text:p>
                    </text:list-item>
                    <text:list-item>
                      <text:p text:style-name="P3">transformations:</text:p>
                      <text:list>
                        <text:list-item>
                          <text:p text:style-name="P3">to RDF using my custom shell scripts</text:p>
                        </text:list-item>
                      </text:list>
                    </text:list-item>
                  </text:list>
                </text:list-item>
                <text:list-item>
                  <text:p text:style-name="P3">excel statistics:</text:p>
                  <text:list>
                    <text:list-item>
                      <text:p text:style-name="P3">purpose: police department name extraction; <text:span text:style-name="T2">no statistics data actually used</text:span></text:p>
                    </text:list-item>
                    <text:list-item>
                      <text:p text:style-name="P3">transformations:</text:p>
                      <text:list>
                        <text:list-item>
                          <text:p text:style-name="P3">department name extraction using my custom C<text:span text:style-name="T2"># app using Aspose.Cells (</text:span><text:a xlink:type="simple" xlink:href="http://www.aspose.com/.net/excel-component.aspx">http://www.aspose.com/.net/excel-component.aspx</text:a><text:span text:style-name="T2">)</text:span></text:p>
                        </text:list-item>
                      </text:list>
                    </text:list-item>
                  </text:list>
                </text:list-item>
              </text:list>
            </text:list-item>
            <text:list-item>
              <text:p text:style-name="P3"><text:span text:style-name="T2">Ote</text:span>vřená společnost <text:span text:style-name="T2">(</text:span><text:a xlink:type="simple" xlink:href="http://www.otevrenaspolecnost.cz/cz/">http://www.otevrenaspolecnost.cz/cz/</text:a><text:span text:style-name="T2">)</text:span></text:p>
              <text:list>
                <text:list-item>
                  <text:p text:style-name="P3">the police department shapefile:</text:p>
                  <text:list>
                    <text:list-item>
                      <text:p text:style-name="P3">boundaries for all police departments</text:p>
                    </text:list-item>
                    <text:list-item>
                      <text:p text:style-name="P3">format: ESRI shapefile</text:p>
                    </text:list-item>
                    <text:list-item>
                      <text:p text:style-name="P3"><text:soft-page-break/>transformations:</text:p>
                      <text:list>
                        <text:list-item>
                          <text:p text:style-name="P3">to GML using <text:a xlink:type="simple" xlink:href="http://converter.mygeodata.eu/">http://converter.mygeodata.eu/</text:a></text:p>
                        </text:list-item>
                        <text:list-item>
                          <text:p text:style-name="P3">XSLT transformation to SQL insert scripts =&gt; <text:span text:style-name="T2">insert into the Spatial DB</text:span></text:p>
                        </text:list-item>
                      </text:list>
                    </text:list-item>
                  </text:list>
                </text:list-item>
              </text:list>
            </text:list-item>
            <text:list-item>
              <text:p text:style-name="P16">R<text:span text:style-name="T1">ÚIAN (</text:span><text:a xlink:type="simple" xlink:href="http://vdp.cuzk.cz/">http://vdp.cuzk.cz/</text:a><text:span text:style-name="T1">)</text:span></text:p>
              <text:list>
                <text:list-item>
                  <text:p text:style-name="P3">download boundaries and definition points for various kinds of territorial units:</text:p>
                  <text:list>
                    <text:list-item>
                      <text:p text:style-name="P3">Czech republic as a whole</text:p>
                    </text:list-item>
                    <text:list-item>
                      <text:p text:style-name="P3">region</text:p>
                    </text:list-item>
                    <text:list-item>
                      <text:p text:style-name="P3">county</text:p>
                    </text:list-item>
                    <text:list-item>
                      <text:p text:style-name="P3">municipality</text:p>
                    </text:list-item>
                    <text:list-item>
                      <text:p text:style-name="P3">and others</text:p>
                    </text:list-item>
                  </text:list>
                </text:list-item>
                <text:list-item>
                  <text:p text:style-name="P3">format: GML</text:p>
                </text:list-item>
                <text:list-item>
                  <text:p text:style-name="P3">extract data:</text:p>
                  <text:list>
                    <text:list-item>
                      <text:p text:style-name="P3">tool: custom extraction tool: RUIANExtractor</text:p>
                      <text:list>
                        <text:list-item>
                          <text:p text:style-name="P3">extracts the given kinds of territorial units</text:p>
                        </text:list-item>
                        <text:list-item>
                          <text:p text:style-name="P3">ignores (does not extract) the specified fields for those territorial units</text:p>
                        </text:list-item>
                        <text:list-item>
                          <text:p text:style-name="P3">result =&gt; one GML per each kind of territorial unit</text:p>
                        </text:list-item>
                      </text:list>
                    </text:list-item>
                    <text:list-item>
                      <text:p text:style-name="P3">Resulting GML territorial units files are an input for XSLT transformation scripts, that generate SQL insert scripts. Those insert scripts insert the records for the territorial units, containing the geometry information about their boundaries and definition points, into a spatial database.</text:p>
                    </text:list-item>
                  </text:list>
                </text:list-item>
              </text:list>
            </text:list-item>
          </text:list>
        </text:list-item>
        <text:list-item>
          <text:p text:style-name="P3">Used technologies:</text:p>
          <text:list>
            <text:list-item>
              <text:p text:style-name="P3">OpenLink Virtuoso:</text:p>
              <text:list>
                <text:list-item>
                  <text:p text:style-name="P3">RDF store</text:p>
                </text:list-item>
                <text:list-item>
                  <text:p text:style-name="P3">SPARQL endpoint <text:span text:style-name="T2">(Virtuoso extensions?; used SPARQL version)</text:span></text:p>
                </text:list-item>
              </text:list>
            </text:list-item>
            <text:list-item>
              <text:p text:style-name="P3">SPARQL</text:p>
            </text:list-item>
            <text:list-item>
              <text:p text:style-name="P3">RDF<text:span text:style-name="T2">:</text:span></text:p>
              <text:list>
                <text:list-item>
                  <text:p text:style-name="P16">vocabularies: SKOS, RDF Data cube, linked.opendata vocabularies, ...</text:p>
                </text:list-item>
              </text:list>
            </text:list-item>
            <text:list-item>
              <text:p text:style-name="P3">PostGIS (extension for PostgreSQL) (TODO version?)</text:p>
              <text:list>
                <text:list-item>
                  <text:p text:style-name="P16">geometry in various coordinate systems (J-TSK: EPSG 5514 to WGS 84 standard GPS)</text:p>
                </text:list-item>
              </text:list>
            </text:list-item>
            <text:list-item>
              <text:p text:style-name="P3"><text:span text:style-name="T2">geographic and geometric data: </text:span>GML, ESRI shapefile</text:p>
            </text:list-item>
            <text:list-item>
              <text:p text:style-name="P16">D2RQ</text:p>
            </text:list-item>
            <text:list-item>
              <text:p text:style-name="P16">Jena</text:p>
            </text:list-item>
            <text:list-item>
              <text:p text:style-name="P16">JDBC: access to the Spatial DB</text:p>
            </text:list-item>
            <text:list-item>
              <text:p text:style-name="P16">XML: RUIAN packages</text:p>
            </text:list-item>
            <text:list-item>
              <text:p text:style-name="P16">unix shell: helper scripts</text:p>
            </text:list-item>
            <text:list-item>
              <text:p text:style-name="P16">XSLT: GML to SQL transformations</text:p>
            </text:list-item>
            <text:list-item>
              <text:p text:style-name="P16">Apache Tomcat</text:p>
            </text:list-item>
            <text:list-item>
              <text:p text:style-name="P16"><text:soft-page-break/>REST, JAXRS, Jersey</text:p>
            </text:list-item>
            <text:list-item>
              <text:p text:style-name="P16">GSON: JSON (de)serialization</text:p>
            </text:list-item>
            <text:list-item>
              <text:p text:style-name="P16">Eclipse + ADT + Android SDK</text:p>
            </text:list-item>
          </text:list>
        </text:list-item>
        <text:list-item>
          <text:p text:style-name="P3">Used concepts</text:p>
          <text:list>
            <text:list-item>
              <text:p text:style-name="P3">LinkedData: link to the article of Chriz Bizer, Tim Berners Lee TED talk</text:p>
              <text:list>
                <text:list-item>
                  <text:p text:style-name="P16">ontology, classes and properties design</text:p>
                </text:list-item>
                <text:list-item>
                  <text:p text:style-name="P16">linking with other datasets</text:p>
                </text:list-item>
              </text:list>
            </text:list-item>
            <text:list-item>
              <text:p text:style-name="P3">open data:</text:p>
              <text:list>
                <text:list-item>
                  <text:p text:style-name="P3">philosophy, design</text:p>
                </text:list-item>
                <text:list-item>
                  <text:p text:style-name="P3">links to other implementors, datasets, data providers (Fond Otakara Motejla with their list of open data providers)</text:p>
                </text:list-item>
              </text:list>
            </text:list-item>
          </text:list>
        </text:list-item>
        <text:list-item>
          <text:p text:style-name="P3">Data preparation:</text:p>
          <text:list>
            <text:list-item>
              <text:p text:style-name="P3">Police relational data =&gt; (D2RQ mapper) =&gt; RDF data =&gt; publish on Virtuoso =&gt; access via SPARQL</text:p>
            </text:list-item>
            <text:list-item>
              <text:p text:style-name="P3">ESRI shapefile</text:p>
            </text:list-item>
          </text:list>
        </text:list-item>
        <text:list-item>
          <text:p text:style-name="P3">Application:</text:p>
          <text:list>
            <text:list-item>
              <text:p text:style-name="P3">One of the goals was to create a demo application that would demonstrate the usability of the created LinkedData datasets. The app would use a meaningful subset of the extracted LinkedData and provide useful functionality for a user.<text:line-break/>It was decided that a mobile app for Android would do the charm.</text:p>
            </text:list-item>
            <text:list-item>
              <text:p text:style-name="P3">more detailed description: see the Application javadoc</text:p>
            </text:list-item>
          </text:list>
        </text:list-item>
      </text:list>
      <text:h text:style-name="P66" text:outline-level="1">Requirements</text:h>
      <text:list xml:id="list4054959606670248798" text:style-name="L2">
        <text:list-item>
          <text:p text:style-name="P17">potential users:</text:p>
          <text:list>
            <text:list-item>
              <text:p text:style-name="P17">datasets:</text:p>
              <text:list>
                <text:list-item>
                  <text:p text:style-name="P17">everyone already using the datasets references from the Crime dataset:</text:p>
                  <text:list>
                    <text:list-item>
                      <text:p text:style-name="P17">linked.opendata.cz datasets:</text:p>
                      <text:list>
                        <text:list-item>
                          <text:p text:style-name="P17">municipality and RUIAN datasets</text:p>
                        </text:list-item>
                        <text:list-item>
                          <text:p text:style-name="P17">law dataset users</text:p>
                        </text:list-item>
                      </text:list>
                    </text:list-item>
                    <text:list-item>
                      <text:p text:style-name="P17">Dbpedia users: there are links to countries in Dbpedia</text:p>
                    </text:list-item>
                  </text:list>
                </text:list-item>
                <text:list-item>
                  <text:p text:style-name="P17">anyone who wants to obtain location-aware crime statistics data or just aggregate crime statistics data for the Czech republic</text:p>
                </text:list-item>
                <text:list-item>
                  <text:p text:style-name="P17">users already using linked.opendata.cz based applications</text:p>
                </text:list-item>
              </text:list>
            </text:list-item>
            <text:list-item>
              <text:p text:style-name="P17">demo application: everyone with an Android (from API 17) device with an Internet connection</text:p>
            </text:list-item>
          </text:list>
        </text:list-item>
        <text:list-item>
          <text:p text:style-name="P17">solution requirements:</text:p>
          <text:list>
            <text:list-item>
              <text:p text:style-name="P17">ontology for crime statistics: done</text:p>
              <text:list>
                <text:list-item>
                  <text:p text:style-name="P17">linking to existing datasets: done <text:span text:style-name="T1">(not to RUIAN linked.opendata.cz dataset)</text:span></text:p>
                </text:list-item>
              </text:list>
            </text:list-item>
            <text:list-item>
              <text:p text:style-name="P17"><text:soft-page-break/>crime data in RDF, confirming to the developed ontology</text:p>
              <text:list>
                <text:list-item>
                  <text:p text:style-name="P17">kept up-to-date using the developed update mechanism in case the new data is available: <text:span text:style-name="T1">delete and recreate only</text:span></text:p>
                </text:list-item>
              </text:list>
            </text:list-item>
          </text:list>
        </text:list-item>
      </text:list>
      <text:h text:style-name="P67" text:outline-level="2">Solution</text:h>
      <text:list xml:id="list6723999746169107300" text:style-name="L3">
        <text:list-item>
          <text:p text:style-name="P18">alternatives:</text:p>
          <text:list>
            <text:list-item>
              <text:p text:style-name="P4">demo-app: web-app vs mobile app vs desktop app</text:p>
              <text:list>
                <text:list-item>
                  <text:p text:style-name="P4">why mobile app?</text:p>
                </text:list-item>
                <text:list-item>
                  <text:p text:style-name="P4">why web service to serve data to the client?</text:p>
                </text:list-item>
              </text:list>
            </text:list-item>
          </text:list>
        </text:list-item>
        <text:list-item>
          <text:p text:style-name="P18">technologies: why; alternatives (other spatially enabled databases, other RDF data stores, other servlet containers, other JAXRS implementations, alternatives to web service based solution, alternatives to demo-app (OS, desktop vs web, OS versions support)</text:p>
        </text:list-item>
      </text:list>
      <text:h text:style-name="P67" text:outline-level="2">Source data</text:h>
      <text:list xml:id="list1992250109219058980" text:style-name="L4">
        <text:list-item>
          <text:p text:style-name="P19">description</text:p>
        </text:list-item>
        <text:list-item>
          <text:p text:style-name="P5">transformations: D2RQ (RDB to RDF), ESRI to GML, GML to SQL using XSLT, HTML to RDF using shell scripts, RUIAN to territorial units files =&gt; GML =&gt; SQL using XSLT</text:p>
        </text:list-item>
      </text:list>
      <text:h text:style-name="P68" text:outline-level="2">Application description</text:h>
      <text:list xml:id="list7576613369661778150" text:style-name="L5">
        <text:list-item>
          <text:p text:style-name="P6">to be done in a separate document</text:p>
        </text:list-item>
      </text:list>
      <text:h text:style-name="P68" text:outline-level="2">Evaluation</text:h>
      <text:list xml:id="list3100722189887055696" text:style-name="L6">
        <text:list-item>
          <text:p text:style-name="P47"><text:span text:style-name="T1">Proof that all the requirements were fulfilled. If they haven</text:span><text:span text:style-name="T2">'t been, explain why:</text:span></text:p>
          <text:list>
            <text:list-item>
              <text:p text:style-name="P20">Semantics, hierarchy of codelists.</text:p>
            </text:list-item>
            <text:list-item>
              <text:p text:style-name="P20">Law part of ontology: some parts not finished</text:p>
            </text:list-item>
            <text:list-item>
              <text:p text:style-name="P20">Departments:</text:p>
              <text:list>
                <text:list-item>
                  <text:p text:style-name="P20">some departments have been cancelled over time and we don't know their names, so we cannot account for the crimes associated with th<text:span text:style-name="T1">ese</text:span> departments. We don't use those crimes, they have a department assigned, but the department is labelled as "unknown" with <text:span text:style-name="T1">a</text:span> code assigned.</text:p>
                </text:list-item>
                <text:list-item>
                  <text:p text:style-name="P20">We only use departments as they existed in 2012.</text:p>
                </text:list-item>
                <text:list-item>
                  <text:p text:style-name="P47"><text:span text:style-name="T2">We don't account for the territorial changes of departments. Linking to municipalities doesn't change over time, although in </text:span><text:span text:style-name="T1">the </text:span><text:span text:style-name="T2">real world it does. Shapefile updates would be needed but we don't have access to the required spatial data (Otev</text:span><text:span text:style-name="T1">řená společnost does</text:span><text:span text:style-name="T2">). Shapefile updates would be really tedious.</text:span></text:p>
                </text:list-item>
                <text:list-item>
                  <text:p text:style-name="P20">Relations between departments: some departments are equal (different code, same department).</text:p>
                </text:list-item>
                <text:list-item>
                  <text:p text:style-name="P20">Organizational changes are not accounted for: a department can migrate across the hierarchy. (for example be a part of one county in one year and be a part of another county the next year). The hierarchy information doesn't get updated.</text:p>
                </text:list-item>
                <text:list-item>
                  <text:p text:style-name="P20"><text:soft-page-break/>Alternative names (when the name of the department changes over time) are not accounted for.</text:p>
                </text:list-item>
                <text:list-item>
                  <text:p text:style-name="P20">Changes of any kind are not accounted for, although it would be nice to have some valid from – valid to validity constraint.</text:p>
                </text:list-item>
              </text:list>
            </text:list-item>
            <text:list-item>
              <text:p text:style-name="P20">Data:</text:p>
              <text:list>
                <text:list-item>
                  <text:p text:style-name="P20">we only use <text:span text:style-name="T1">the </text:span>data from 2012 or newer</text:p>
                </text:list-item>
                <text:list-item>
                  <text:p text:style-name="P20">incompleteness: many attributes are missing</text:p>
                </text:list-item>
                <text:list-item>
                  <text:p text:style-name="P48">incomplete mapping between crimes and perpetrators</text:p>
                </text:list-item>
                <text:list-item>
                  <text:p text:style-name="P48">incomplete datasets other than crimes: may be a problem, TODO</text:p>
                </text:list-item>
              </text:list>
            </text:list-item>
            <text:list-item>
              <text:p text:style-name="P20">english descriptions of the RDF data not <text:span text:style-name="T1">yet </text:span>completed: <text:span text:style-name="T1">some of it is not going to get completed (codelists)</text:span></text:p>
            </text:list-item>
          </text:list>
        </text:list-item>
      </text:list>
      <text:h text:style-name="P67" text:outline-level="2">User and developer documentation</text:h>
      <text:list xml:id="list5202452371302078231" text:style-name="L7">
        <text:list-item>
          <text:p text:style-name="P21">demo-app: in a separate document</text:p>
        </text:list-item>
        <text:list-item>
          <text:p text:style-name="P21">ontology, RDF data, other tools: only developer documentation and some diagrams</text:p>
        </text:list-item>
        <text:list-item>
          <text:p text:style-name="P21">developer documentation: to ensure the solution can be extended</text:p>
        </text:list-item>
      </text:list>
      <text:h text:style-name="P67" text:outline-level="2">Conclusion</text:h>
      <text:p text:style-name="P2">This whole thesis made me discover a whole pack of new technologies like LinkedData distributed databases stored in RDF stores accessible with SPARQL, enabling merging data from a great number of sources, providing potentially interesting mashups and the source of data for further analysis.</text:p>
      <text:p text:style-name="Text_20_body"><text:span text:style-name="T2">Extracting RDF data representing crime statistics from sources gathered by the Police of the Czech republic was also quite a challenge. Thanks to Vladim</text:span><text:span text:style-name="T1">ír Stolín, who provided me with the data, I was able to get access to a part of the centralized relational database, a part of a larger crime statistics system (ESSK). The database dump I was given contained individual records of crimes and their perpetrators. Some attributes like personal data have been stripped, so I don</text:span><text:span text:style-name="T2">'t have the complete data, still the data I got was really detailed.</text:span></text:p>
      <text:p text:style-name="P2">The data I have been given contained the statistics for the years 2008 to 2012. For each year there was a separate MS Access MDB database. The structure of the individual databases differed, so I had to unify it. I did that after I transferred the original MDBs into MySQL databases using a free database conversion tool. (BullZip) After that, the work with the RDB became slightly less of a pain in the ass, partly because of the wonderful MySQL Workbench application.</text:p>
      <text:p text:style-name="P2">At this point I had my data in several MySQL databases with the unified structure (same tables with same columns).</text:p>
      <text:p text:style-name="P2">The time has come to extract <text:span text:style-name="T1">the </text:span>data. For performance reasons, I have had some indexes built atop of the used data tables.</text:p>
      <text:p text:style-name="P2">Before the data extraction I had to develop an ontology (e.g. a set of RDF classes and properties) to describe the extracted data.</text:p>
      <text:p text:style-name="Text_20_body"><text:span text:style-name="T2">The source for the ESSK database is every policeman in </text:span><text:span text:style-name="T1">the </text:span><text:span text:style-name="T2">Czech republic, who fills a special form electronically </text:span><text:span text:style-name="T1">or on paper</text:span><text:span text:style-name="T2">. When a crime occurrs, a form called </text:span><text:span text:style-name="T1">FTČ is</text:span><text:span text:style-name="T2"> filled </text:span><text:span text:style-name="T1">in order to describe the crime. If a crime perpetrator is known at that moment, another form, FZP, containing the data about the crime perpetrator, is filled along with the FTČ form.<text:line-break/></text:span><text:soft-page-break/><text:span text:style-name="T1">Those form data are stored electronically and at most after three days those data get sent to the central data gathering point using a specialized service.</text:span></text:p>
      <text:p text:style-name="P1">The data is stored in ESSK data tables then.</text:p>
      <text:p text:style-name="P1">I have been given the scans of the both forms along with the used codelists, so I could interpret the given MDB dumps, the data type and semantics of every column.</text:p>
      <text:p text:style-name="P1">The data from the forms is stored in MDB in a set of data tables. Having known their structure and semantics, I could finally start developing the ontology.</text:p>
      <text:p text:style-name="P1">The Crime Ontology consists of the definitions of several classes, properties and codelists. The codelists were the hard part, because there were like 20 of them and some of them were really large, containing lots of codelist values, some even had hierarchy defined (departments, TSKs).</text:p>
      <text:p text:style-name="P1">I defined the codelists. I extracted the flat codelist values using custom shell scripts. Then I had to write down semantics and hierarchy information for the codelists.<text:line-break/>Semantics includes such information as that some codelist value relates to another, some is equal to another, some is more or less general than other etc. Also the hierarchy of codelist values had to be established for certain codelists. Additional groupings of codelist values was also a really tedious thing to do. Finally some codelists had to be linked to outer concepts like countries at Dbpedia or territorial units or laws at linked.opendata.cz.</text:p>
      <text:p text:style-name="Text_20_body"><text:span text:style-name="T1">This phase took me a lot of time. Especially the extraction of departments was quite a pain in the ass. </text:span><text:span text:style-name="T2">[Describe more]</text:span></text:p>
      <text:p text:style-name="P2">The codelists were yet to be linked to other datasets.<text:line-break/>Those datasets include:</text:p>
      <text:list xml:id="list6094426145941219664" text:style-name="L8">
        <text:list-item>
          <text:p text:style-name="P22">Dbpedia: the country codelist values were linked to the Dbpedia resources describing the countries, using the "owl:sameAs" property link.<text:line-break/>TODO: describe Dppedia in greater detail</text:p>
        </text:list-item>
        <text:list-item>
          <text:p text:style-name="P22">linked.opendata.cz datasets:</text:p>
          <text:list>
            <text:list-item>
              <text:p text:style-name="P22">the law dataset</text:p>
            </text:list-item>
            <text:list-item>
              <text:p text:style-name="P22">the municipalities dataset</text:p>
            </text:list-item>
          </text:list>
        </text:list-item>
      </text:list>
      <text:h text:style-name="Heading_20_3" text:outline-level="3">The law dataset</text:h>
      <text:p text:style-name="P2">When I refer to the "law dataset", I mean both the law ontology along with the dataset comprising the information about the passed laws in the Czech republic.<text:line-break/>I used the ontology concepts for sources of law, regulations and other types of law to define my linking properties. With those linking properties I linked my codelist values (for example for kinds of crimes) to the resources of law dataset, representing the actual passed laws, their sections, regulations etc.<text:line-break/>The main domain of laws that I linked my codelists to was the criminal law of the Czech republic.<text:line-break/>This way the user (a crawler, the actual person browsing the linked data cloud with a semantic browser etc.), who understands the law ontology, could easily filter the crimes that are qualified by a particular section of criminal law or by a particular subset of laws. The user I had in mind for this specific kind of search was a search system used by the lawyer firms, which could attach the crime statistics to the searched results for laws.</text:p>
      <text:h text:style-name="Heading_20_3" text:outline-level="3">The municipalities dataset</text:h>
      <text:p text:style-name="Text_20_body">This is the dataset that contains the data about different kinds of territorial units in the Czech republic, like regions, counties, municipalities, even streets. This dataset does contain some <text:soft-page-break/>geographic information, that can be used to roughly locate the given territorial unit. It is what they call the "definition point", a single GPS location.<text:line-break/>However, what I needed was the full blown boundary definition for a given territorial unit. This information was not the part of the dataset and it had to be looked for and retrieved from the RUIAN. RUIAN was the source for the municipalities dataset, but only partial information had been extracted.</text:p>
      <text:p text:style-name="Text_20_body">The idea was to link every department with the territory (aka department) to all kinds of territorial units that would intersect with the given department. This means to effectively create several levels of territorial units to link to, each level defining a certain level of granularity of territorial units. For example a department would get linked to a region, to a county, to a municipality and to a street.</text:p>
      <text:p text:style-name="Text_20_body">This linking process could not happen unless I had the boundary information for the territorial units I would like to link to.</text:p>
      <text:p text:style-name="Text_20_body">So I had to access the RUIAN.</text:p>
      <text:h text:style-name="Heading_20_3" text:outline-level="3">RUIAN</text:h>
      <text:p text:style-name="Text_20_body">RUIAN is a database containing the information about all territorial units and properties located on the territory of the Czech republic.<text:line-break/>This information is served publicly using the so called "remote access service". The remote access service has a web interface consisting of various <text:span text:style-name="T2">search </text:span>forms for different kinds of things to search for.</text:p>
      <text:p text:style-name="Text_20_body">It also serves information through the set of web services. I did not use those. Instead I used the web interface.<text:line-break/><text:span text:style-name="T3">Reason</text:span><text:span text:style-name="T2">: I did not intend to make the RUIAN data retrieval process automatic.</text:span></text:p>
      <text:p text:style-name="Text_20_body">What I needed was the complete boundary information for several kinds of territorial units:</text:p>
      <text:list xml:id="list1478799483073933995" text:style-name="L9">
        <text:list-item>
          <text:p text:style-name="P51">the Czech republic as a whole</text:p>
        </text:list-item>
        <text:list-item>
          <text:p text:style-name="P51">the regions</text:p>
        </text:list-item>
        <text:list-item>
          <text:p text:style-name="P51">the counties</text:p>
        </text:list-item>
        <text:list-item>
          <text:p text:style-name="P51">the municipalities</text:p>
        </text:list-item>
        <text:list-item>
          <text:p text:style-name="P51">the streets</text:p>
        </text:list-item>
        <text:list-item>
          <text:p text:style-name="P51">and others that I don't currently know the translation of</text:p>
        </text:list-item>
      </text:list>
      <text:p text:style-name="Text_20_body">For every kind of territorial unit I had to get the complete boundary information about all territorial units of that kind.<text:line-break/>For some kinds of TU there was a single file for the whole kind. For others there was a single file for each TU of the given kind.<text:line-break/>For each kind of TU I had to download the needed files.</text:p>
      <text:p text:style-name="Text_20_body">The structure and naming convention of these files is described in the RUIAN documentation. <text:span text:style-name="T2">(</text:span><text:a xlink:type="simple" xlink:href="http://www.cuzk.cz/Uvod/Produkty-a-sluzby/RUIAN/2-Poskytovani-udaju-RUIAN-ISUI-VDP/Vymenny-format-RUIAN/Vymenny-format-RUIAN-(VFR)/Struktura-a-popis-VFR-1_3_0-(1).aspx">http://www.cuzk.cz/Uvod/Produkty-a-sluzby/RUIAN/2-Poskytovani-udaju-RUIAN-ISUI-VDP/Vymenny-format-RUIAN/Vymenny-format-RUIAN-(VFR)/Struktura-a-popis-VFR-1_3_0-(1).aspx</text:a><text:span text:style-name="T2">)</text:span><text:line-break/>What I did was that for every kind of TU I searched for all of the territorial units of that kind using the web interface.<text:line-break/>The web interface provides a file containing the search results. There is one URL per each line <text:span text:style-name="T2">of this file.</text:span><text:line-break/>Each URL is a URL of a file for some TU.<text:line-break/>I used wget to download all of the files in the results file.</text:p>
      <text:p text:style-name="Text_20_body"><text:soft-page-break/>Then what I had for a given TU was a set of files, each one of them containing the boundary information (along with other information) for some territorial unit of the given kind.</text:p>
      <text:p text:style-name="Text_20_body">The TU files are XML files. Their structure is described in the RUIAN documentation.<text:line-break/>Every file could contain the information about various related territorial units. For example the region file would contain the information about all of the counties that are part of the given region. Meaning that for certain kinds of TU there were no standalone files, the information about them was included in the file of a parent TU.</text:p>
      <text:p text:style-name="Text_20_body">However for processing reasons I needed to separate each kind of TU into a single file for that kind of TU. Meaning that for all counties there would be a big "counties.xml" containing only the county information.</text:p>
      <text:p text:style-name="Text_20_body">For this to achieve I started with concatenating the files with the same structure. For example the municipality files contains information about the municipalities along with the information about the all of the parts of the given municipality, properties located on the territory of the given municipality, streets of the municipality etc. In this case I would concatenate all of the municipality files into one (or several really big ones).</text:p>
      <text:p text:style-name="Text_20_body">Then, one by one, I would walk through all of these big files.<text:line-break/>For each big file I would run a custom tool, the RUIANExtractor. This tool extracts a given list of TU kinds. For each of the specified kinds of TU it extracts all of the TU of that kind contained in the input file, ignoring the specified attributes (in the config file), and writes the extracted data for that kind of TU into a separate TU results file.<text:line-break/>This way I would finally end up with a set of files. Each file of this set would contain only the extracted instances of one TU kind. For example I would have "municipalities.xml", "properties.xml", "parts_of_municipalities.xml" etc.</text:p>
      <text:p text:style-name="Text_20_body">The goal now was to extract the information for every single instance of a TU kind so that it could be inserted into a spatially enabled database, one row for each instance of a TU kind.<text:line-break/>This was achieved by applying the XSLT scripts on the TU files. These XSLT scripts created a single INSERT script for every listed instance of a TU for a given TU kind.</text:p>
      <text:p text:style-name="Text_20_body">For every kind of TU I had a separate transforming XSLT script, each specialized on instance<text:span text:style-name="T2">s</text:span> of that particular TU kind.</text:p>
      <text:p text:style-name="Text_20_body">What I ended with was a set of SQL files, each of them containing INSERT scripts for a certain kind of TU.<text:line-break/>Up until now I have only used the <text:span text:style-name="T2">resulting </text:span>SQL <text:span text:style-name="T2">insert </text:span>batch for municipalities and the parent TU kinds, like counties, regions, generally the kinds of TU that are more general <text:span text:style-name="T2">(e.g </text:span>the ancestors <text:span text:style-name="T2">of) municipalities</text:span>.<text:line-break/>This also means that the granularity of the department linking is the municipality level granularity.</text:p>
      <text:p text:style-name="Text_20_body">These INSERT scripts were to be inserted into the Spatial DB.</text:p>
      <text:h text:style-name="Heading_20_3" text:outline-level="3">Spatial DB</text:h>
      <text:p text:style-name="Text_20_body">The Spatial DB is a relational database with the spatial extensions.</text:p>
      <text:p text:style-name="Text_20_body">I chose PostgreSQL database with PostGIS spatial extension. PostGIS is free, open source and the implemented spatial functionality is probably the most enhanced and complete amongst the currently existing RDBs.</text:p>
      <text:p text:style-name="Text_20_body">I chose spatially enabled RDB in place of other spatially enabled data storage engines because of the ease of use of a relational DB using the standard SQL, enhanced with a few spatial operators.</text:p>
      <text:p text:style-name="Text_20_body">Other spatially enabled RDBs were Oracle and MSSQL, but they are not for free.<text:line-break/>The free spatially enabled RDBs, most notably MySQL, don't provide such wide variety of geometry types and operators as PostGIS does.</text:p>
      <text:h text:style-name="P70" text:outline-level="4"><text:soft-page-break/>Spatially enabled database</text:h>
      <text:p text:style-name="P2">[TODO</text:p>
      <text:list xml:id="list3614419462920592807" text:style-name="L10">
        <text:list-item>
          <text:p text:style-name="P23">geometry and geography data types</text:p>
        </text:list-item>
        <text:list-item>
          <text:p text:style-name="P23">operators and functions]</text:p>
        </text:list-item>
      </text:list>
      <text:h text:style-name="Heading_20_4" text:outline-level="4">The data stored</text:h>
      <text:p text:style-name="Text_20_body">I needed to store the data for the police departments and for all extracted kinds of TU.</text:p>
      <text:p text:style-name="P2">[TODO ER diagrams for the Spatial DB tables]</text:p>
      <text:p text:style-name="P2">The main purpose of storing the police department data along with the TU data was to be able to determine the department and TU intersections.<text:line-break/>For each police department and TU there is an attribute describing their boundary. PostGIS is able to determine whether two given boundary objects intersect.</text:p>
      <text:p text:style-name="P2">This way, given a police department I was able to determine if it intersects with a given TU of some kind. For each kind of TU there is a table containing the boundary data for each TU of that kind. What I did was that for each kind of TU I would perform a join on the police departments table with a join condition searching for the intersecting police departments and TUs.<text:line-break/>I would save the result of the join into a separate join table used to map police departments to intersecting TU of the given kind and vice versa, representing a M:N "intersection" relation.<text:line-break/>This table would be used later.<text:line-break/>Currently only department-to-municipality mapping table exists.</text:p>
      <text:h text:style-name="Heading_20_5" text:outline-level="5">Techni<text:span text:style-name="T2">cal details and obstacles</text:span></text:h>
      <text:p text:style-name="P2">To be able to store the boundary information expressed in coordinates using the J-TSK coordinate system, I had to insert the formal description of the used J-TSK coordinate system into a special table in PostGIS called spatial_ref_sys.</text:p>
      <text:p text:style-name="P2">The PostGIS version I used does not support curved geometries so I had to perform linear approximation of the existing boundary geometries.</text:p>
      <text:h text:style-name="Heading_20_5" text:outline-level="5">Spatial DB interface</text:h>
      <text:list xml:id="list1230191994228824755" text:style-name="L11">
        <text:list-item>
          <text:p text:style-name="P52">interface providing:</text:p>
          <text:list>
            <text:list-item>
              <text:p text:style-name="P52">department code for a given GPS location</text:p>
            </text:list-item>
            <text:list-item>
              <text:p text:style-name="P52">municipalities covered by a given department</text:p>
            </text:list-item>
          </text:list>
        </text:list-item>
        <text:list-item>
          <text:p text:style-name="P52">interface implementation:</text:p>
          <text:list>
            <text:list-item>
              <text:p text:style-name="P52">PostgreSQL functions</text:p>
            </text:list-item>
            <text:list-item>
              <text:p text:style-name="P52">using department table: filtering on boundary column (contains point)</text:p>
            </text:list-item>
            <text:list-item>
              <text:p text:style-name="P52">using department to municipality TU join table: given a department code, using the join table I am able to retrieve the records for covered municipalities (return their codes)</text:p>
            </text:list-item>
          </text:list>
        </text:list-item>
        <text:list-item>
          <text:p text:style-name="P52">called from: Web service using the PostgreSQL JDBC provider (<text:a xlink:type="simple" xlink:href="http://jdbc.postgresql.org/">http://jdbc.postgresql.org/</text:a>)</text:p>
        </text:list-item>
        <text:list-item>
          <text:p text:style-name="P52">TODO</text:p>
          <text:list>
            <text:list-item>
              <text:p text:style-name="P52">UML diagram of an interface (take it from the App documentation)</text:p>
            </text:list-item>
          </text:list>
        </text:list-item>
      </text:list>
      <text:h text:style-name="Heading_20_3" text:outline-level="3"><text:soft-page-break/>Web service</text:h>
      <text:list xml:id="list8998576706726628431" text:style-name="L12">
        <text:list-item>
          <text:p text:style-name="P53">REST style</text:p>
        </text:list-item>
        <text:list-item>
          <text:p text:style-name="P53">JAXRS:</text:p>
          <text:list>
            <text:list-item>
              <text:p text:style-name="P53">Jersey (<text:a xlink:type="simple" xlink:href="https://jersey.java.net/">https://jersey.java.net/</text:a>) servlet</text:p>
            </text:list-item>
            <text:list-item>
              <text:p text:style-name="P53">JAXRS annotations on a service class and its methods</text:p>
            </text:list-item>
          </text:list>
        </text:list-item>
        <text:list-item>
          <text:p text:style-name="P53">requirements:</text:p>
          <text:list>
            <text:list-item>
              <text:p text:style-name="P53">resources: RAM (<text:span text:style-name="T2">it </text:span>used to crash when the memory assigned was too low), disk-space 0, CPU?</text:p>
            </text:list-item>
            <text:list-item>
              <text:p text:style-name="P53">dependencies:</text:p>
              <text:list>
                <text:list-item>
                  <text:p text:style-name="P53">servlet-api.jar: compiled against the local version, loaded from the Tomcat lib folder (generally some classpath I haven't found the definition of yet)</text:p>
                </text:list-item>
                <text:list-item>
                  <text:p text:style-name="P50">others: I use libraries packaged in the war, although I could be getting them from the server: JENA libraries, PostgreSQL JDBC driver, maybe others: ask JK</text:p>
                </text:list-item>
              </text:list>
            </text:list-item>
          </text:list>
        </text:list-item>
        <text:list-item>
          <text:p text:style-name="P53">deployment:</text:p>
          <text:list>
            <text:list-item>
              <text:p text:style-name="P53">on Tomcat (version?)</text:p>
            </text:list-item>
            <text:list-item>
              <text:p text:style-name="P53">configuration:</text:p>
              <text:list>
                <text:list-item>
                  <text:p text:style-name="P53">context.xml, web.xml (deployment descriptor: URL filtering catching requests for this service's servlet implementation (Jersey))</text:p>
                </text:list-item>
                <text:list-item>
                  <text:p text:style-name="P53">requirements: uses package<text:span text:style-name="T2">s</text:span> found in tomcat lib folder (servlet-api.jar)</text:p>
                </text:list-item>
              </text:list>
            </text:list-item>
            <text:list-item>
              <text:p text:style-name="P53">format: war file</text:p>
            </text:list-item>
            <text:list-item>
              <text:p text:style-name="P53"><text:span text:style-name="T2">at</text:span> one endpoint (<text:a xlink:type="simple" xlink:href="http://xrg13.projekty.ms.mff.cuni.cz/crimeservice/rest/service/">http://xrg13.projekty.ms.mff.cuni.cz/crimeservice/rest/service/</text:a>...)</text:p>
            </text:list-item>
          </text:list>
        </text:list-item>
        <text:list-item>
          <text:p text:style-name="P53">security:</text:p>
          <text:list>
            <text:list-item>
              <text:p text:style-name="P53">to everyone on the Internet, no authentication nor authorization</text:p>
            </text:list-item>
            <text:list-item>
              <text:p text:style-name="P53">resources consumption: no limitation on the number or frequency of calls, is as vulnerable to DOS as the whole web server is</text:p>
            </text:list-item>
          </text:list>
        </text:list-item>
        <text:list-item>
          <text:p text:style-name="P53">logging: to server log files</text:p>
        </text:list-item>
        <text:list-item>
          <text:p text:style-name="P53">TODO:</text:p>
          <text:list>
            <text:list-item>
              <text:p text:style-name="P53">diagrams: (currently developed as a part of the App documentation)</text:p>
              <text:list>
                <text:list-item>
                  <text:p text:style-name="P53">web service interface</text:p>
                </text:list-item>
                <text:list-item>
                  <text:p text:style-name="P53">web service overview</text:p>
                </text:list-item>
                <text:list-item>
                  <text:p text:style-name="P53">web service's components overview:</text:p>
                  <text:list>
                    <text:list-item>
                      <text:p text:style-name="P53">Spatial DB</text:p>
                    </text:list-item>
                    <text:list-item>
                      <text:p text:style-name="P53">RUIAN and Crime RDF stores</text:p>
                    </text:list-item>
                  </text:list>
                </text:list-item>
              </text:list>
            </text:list-item>
          </text:list>
        </text:list-item>
      </text:list>
      <text:h text:style-name="Heading_20_3" text:outline-level="3">RDF stores</text:h>
      <text:list xml:id="list7849102864922910439" text:style-name="L13">
        <text:list-item>
          <text:p text:style-name="P54">store crime and other data and serve them as RDF data, usually through the SPARQL endpoints</text:p>
        </text:list-item>
        <text:list-item>
          <text:p text:style-name="P54"><text:soft-page-break/>two used stores:</text:p>
          <text:list>
            <text:list-item>
              <text:p text:style-name="P54">Crime data store:</text:p>
              <text:list>
                <text:list-item>
                  <text:p text:style-name="P54">My data store.</text:p>
                </text:list-item>
                <text:list-item>
                  <text:p text:style-name="P54">implementation: OpenLink Virtuoso</text:p>
                  <text:list>
                    <text:list-item>
                      <text:p text:style-name="P54">administration:</text:p>
                      <text:list>
                        <text:list-item>
                          <text:p text:style-name="P54">web interface through Conductor</text:p>
                        </text:list-item>
                        <text:list-item>
                          <text:p text:style-name="P54">command line: isql client</text:p>
                        </text:list-item>
                        <text:list-item>
                          <text:p text:style-name="P54">typical tasks:</text:p>
                          <text:list>
                            <text:list-item>
                              <text:p text:style-name="P54">upload data to a certain location on the network (usually on the very same server where the Virtuoso runs)</text:p>
                              <text:list>
                                <text:list-item>
                                  <text:p text:style-name="P54">through the WinSCP</text:p>
                                </text:list-item>
                                <text:list-item>
                                  <text:p text:style-name="P54">through the web interface using the Quad Store Upload</text:p>
                                </text:list-item>
                              </text:list>
                            </text:list-item>
                            <text:list-item>
                              <text:p text:style-name="P54">run rdf_loader to import the data from the certain upload location into a specified named graph</text:p>
                            </text:list-item>
                          </text:list>
                        </text:list-item>
                      </text:list>
                    </text:list-item>
                    <text:list-item>
                      <text:p text:style-name="P54">optimization for SPARQL queries: none</text:p>
                    </text:list-item>
                  </text:list>
                </text:list-item>
                <text:list-item>
                  <text:p text:style-name="P54">stores the datasets of extracted crime data:</text:p>
                  <text:list>
                    <text:list-item>
                      <text:p text:style-name="P54">crimes</text:p>
                    </text:list-item>
                    <text:list-item>
                      <text:p text:style-name="P54">criminals</text:p>
                    </text:list-item>
                    <text:list-item>
                      <text:p text:style-name="P54">crimes to criminals mappings</text:p>
                    </text:list-item>
                    <text:list-item>
                      <text:p text:style-name="P54">others</text:p>
                    </text:list-item>
                  </text:list>
                </text:list-item>
                <text:list-item>
                  <text:p text:style-name="P54">the datasets are linked to some of the other crime datasets and to some external datasets</text:p>
                </text:list-item>
                <text:list-item>
                  <text:p text:style-name="P54"><text:span text:style-name="T2">SPARQL </text:span>endpoint: xrg13.projekty.ms.mff.cuni.cz:<text:span text:style-name="T2">8903/sparql</text:span></text:p>
                </text:list-item>
                <text:list-item>
                  <text:p text:style-name="P54">named graph URI</text:p>
                </text:list-item>
              </text:list>
            </text:list-item>
            <text:list-item>
              <text:p text:style-name="P54">RUIAN store:</text:p>
              <text:list>
                <text:list-item>
                  <text:p text:style-name="P54">Contains the data <text:span text:style-name="T2">of</text:span> various kinds of TU.</text:p>
                  <text:list>
                    <text:list-item>
                      <text:p text:style-name="P54">I only use the municipalities data.</text:p>
                    </text:list-item>
                  </text:list>
                </text:list-item>
                <text:list-item>
                  <text:p text:style-name="P54">The original data is in RUIAN, this dataset was created using the data extracted from RUIAN.</text:p>
                </text:list-item>
                <text:list-item>
                  <text:p text:style-name="P54">Purpose for me:</text:p>
                  <text:list>
                    <text:list-item>
                      <text:p text:style-name="P54">Fetch the municipality names using their codes. (The codes are fetched from the Spatial DB)</text:p>
                    </text:list-item>
                  </text:list>
                </text:list-item>
              </text:list>
            </text:list-item>
          </text:list>
        </text:list-item>
        <text:list-item>
          <text:p text:style-name="P54">SPARQL endpoints:</text:p>
          <text:list>
            <text:list-item>
              <text:p text:style-name="P54">Service offerred by an RDF store allowing to issue queries and retrieve results over HTTP.</text:p>
            </text:list-item>
            <text:list-item>
              <text:p text:style-name="P54">Query protocol defined in W3C standards.</text:p>
            </text:list-item>
            <text:list-item>
              <text:p text:style-name="P54">query language: SPARQL</text:p>
              <text:list>
                <text:list-item>
                  <text:p text:style-name="P54"><text:soft-page-break/>version 1.1?</text:p>
                </text:list-item>
                <text:list-item>
                  <text:p text:style-name="P54">non-standard Virtuoso extensions (which?)</text:p>
                </text:list-item>
              </text:list>
            </text:list-item>
          </text:list>
        </text:list-item>
        <text:list-item>
          <text:p text:style-name="P54">use:</text:p>
          <text:list>
            <text:list-item>
              <text:p text:style-name="P54">Every request to get some data from RDF store = SPARQL query</text:p>
              <text:list>
                <text:list-item>
                  <text:p text:style-name="P54">SPARQL query = query template + bound parameter values</text:p>
                </text:list-item>
              </text:list>
            </text:list-item>
            <text:list-item>
              <text:p text:style-name="P54">SPARQL query + SPARQL query endpoint address + named graph URI = parametrized query against a certain named graph at a certain SPARQL endpoint</text:p>
            </text:list-item>
          </text:list>
        </text:list-item>
      </text:list>
      <text:h text:style-name="Heading_20_4" text:outline-level="4">JENA</text:h>
      <text:list xml:id="list7334471319248819613" text:style-name="L14">
        <text:list-item>
          <text:p text:style-name="P55"><text:a xlink:type="simple" xlink:href="https://jena.apache.org/">https://jena.apache.org/</text:a></text:p>
        </text:list-item>
        <text:list-item>
          <text:p text:style-name="P55">I use a rather small part of the library:</text:p>
          <text:list>
            <text:list-item>
              <text:p text:style-name="P55">build SPARQL queries</text:p>
            </text:list-item>
            <text:list-item>
              <text:p text:style-name="P55">issue SPARQL queries that are executed remotely</text:p>
            </text:list-item>
            <text:list-item>
              <text:p text:style-name="P55">retrieve the results of those SPARQL queries</text:p>
            </text:list-item>
          </text:list>
        </text:list-item>
        <text:list-item>
          <text:p text:style-name="P55">used version?</text:p>
        </text:list-item>
        <text:list-item>
          <text:p text:style-name="P55">other JENA capabilities?</text:p>
        </text:list-item>
        <text:list-item>
          <text:p text:style-name="P55">TODO diagrams with JENA use in the context of the Crime web service</text:p>
        </text:list-item>
      </text:list>
      <text:h text:style-name="Heading_20_3" text:outline-level="3">Ontology and RDF data</text:h>
      <text:h text:style-name="P70" text:outline-level="4">Motivation</text:h>
      <text:p text:style-name="P2">Web site linked.opendata.cz gathers more and more publicly available data and offers them as LinkedData at their SPARQL endpoints.</text:p>
      <text:p text:style-name="P2">The datasets comprise data from various domains. Usually a certain dataset covers a certain subdomain of interesting data.</text:p>
      <text:p text:style-name="P2">The data talk about the things on the territory of the Czech republic.</text:p>
      <text:p text:style-name="P2">There are various datasets available and more are currently being developed:</text:p>
      <text:list xml:id="list1802989827303846432" text:style-name="L15">
        <text:list-item>
          <text:p text:style-name="P24">municipalities</text:p>
        </text:list-item>
        <text:list-item>
          <text:p text:style-name="P24">demography</text:p>
        </text:list-item>
        <text:list-item>
          <text:p text:style-name="P24">laws</text:p>
        </text:list-item>
        <text:list-item>
          <text:p text:style-name="P24">and some others</text:p>
        </text:list-item>
      </text:list>
      <text:p text:style-name="P2">There are some datasets available, but many more datasets spanning various domains are yet to be developed.</text:p>
      <text:p text:style-name="P2">One of the domains not covered is crime statistics.</text:p>
      <text:h text:style-name="P70" text:outline-level="4">LinkedData</text:h>
      <text:list xml:id="list4369941685418941702" text:style-name="L16">
        <text:list-item>
          <text:p text:style-name="P25">principles</text:p>
        </text:list-item>
        <text:list-item>
          <text:p text:style-name="P25">concepts</text:p>
        </text:list-item>
        <text:list-item>
          <text:p text:style-name="P25"><text:soft-page-break/>means: RDF</text:p>
        </text:list-item>
      </text:list>
      <text:h text:style-name="P72" text:outline-level="5">Purpose of the new Crime dataset</text:h>
      <text:list xml:id="list3354038303967866009" text:style-name="L17">
        <text:list-item>
          <text:p text:style-name="P26">Promote the ideas behind the concepts of Linked and Open data in general.</text:p>
        </text:list-item>
        <text:list-item>
          <text:p text:style-name="P26">Provide useful and interesting data about crime in the Czech republic.</text:p>
          <text:list>
            <text:list-item>
              <text:p text:style-name="P26">The police publishes statistics, but there are limitations on:</text:p>
              <text:list>
                <text:list-item>
                  <text:p text:style-name="P26">time granularity: only monthly</text:p>
                </text:list-item>
                <text:list-item>
                  <text:p text:style-name="P26">crime kind variety: there are statistics for only several crime categories</text:p>
                </text:list-item>
                <text:list-item>
                  <text:p text:style-name="P26">the detail level of the crime circumstances: police codelists offer so much more context information for the crime than the statistics</text:p>
                </text:list-item>
              </text:list>
            </text:list-item>
            <text:list-item>
              <text:p text:style-name="P26">Machine readability:</text:p>
              <text:list>
                <text:list-item>
                  <text:p text:style-name="P26">excel files are not queryable over the web</text:p>
                </text:list-item>
                <text:list-item>
                  <text:p text:style-name="P26">their structure can be changed (a simple shift of row or column can break the potential data reader)</text:p>
                </text:list-item>
              </text:list>
            </text:list-item>
            <text:list-item>
              <text:p text:style-name="P26">Open format:</text:p>
              <text:list>
                <text:list-item>
                  <text:p text:style-name="P26">Format of datasets is defined in ontology and the data can be validated.</text:p>
                </text:list-item>
                <text:list-item>
                  <text:p text:style-name="P26">Data consumers can rely on it in their applications.</text:p>
                </text:list-item>
              </text:list>
            </text:list-item>
          </text:list>
        </text:list-item>
        <text:list-item>
          <text:p text:style-name="P26">Associate the extracted data with the existing datasets both inside and outside of linked.opendata.cz.</text:p>
          <text:list>
            <text:list-item>
              <text:p text:style-name="P26">why: the data gets more useful the more it is connected to other data, for example combining the crime data with the information about the prices of properties can be used to predict the prices based on the observed level of criminality</text:p>
            </text:list-item>
          </text:list>
        </text:list-item>
      </text:list>
      <text:h text:style-name="P73" text:outline-level="5">Available data sources about criminality</text:h>
      <text:list xml:id="list4938012407921249590" text:style-name="L18">
        <text:list-item>
          <text:p text:style-name="P7">Police of the Czech republic:</text:p>
          <text:list>
            <text:list-item>
              <text:p text:style-name="P7">authoritative and most complete</text:p>
            </text:list-item>
            <text:list-item>
              <text:p text:style-name="P7">types of information provided:</text:p>
              <text:list>
                <text:list-item>
                  <text:p text:style-name="P7">monthly excel statistics:</text:p>
                  <text:list>
                    <text:list-item>
                      <text:p text:style-name="P7">"Sestava 1", "Sestava 2" (dataset 1, dataset 2)</text:p>
                      <text:list>
                        <text:list-item>
                          <text:p text:style-name="P56"><text:span text:style-name="T1">statistics for county level; </text:span><text:span text:style-name="T2">only for selected categories of crimes (not for all TSKs)</text:span><text:span text:style-name="T1">; </text:span><text:span text:style-name="T2">monthly; for each category of crime it provides the information about the crime solved ratio etc.</text:span></text:p>
                        </text:list-item>
                      </text:list>
                    </text:list-item>
                    <text:list-item>
                      <text:p text:style-name="P27">other types of datasets:</text:p>
                      <text:list>
                        <text:list-item>
                          <text:p text:style-name="P27">not public, on demand for academic purposes</text:p>
                        </text:list-item>
                      </text:list>
                    </text:list-item>
                  </text:list>
                </text:list-item>
                <text:list-item>
                  <text:p text:style-name="P27">MDB: partial database dump</text:p>
                  <text:list>
                    <text:list-item>
                      <text:p text:style-name="P27">core statistics tables provided with some of the columns stripped</text:p>
                    </text:list-item>
                    <text:list-item>
                      <text:p text:style-name="P27">information about individual crimes and their perpetrators</text:p>
                    </text:list-item>
                    <text:list-item>
                      <text:p text:style-name="P27">source for monthly excel statistics</text:p>
                    </text:list-item>
                  </text:list>
                </text:list-item>
              </text:list>
            </text:list-item>
          </text:list>
        </text:list-item>
        <text:list-item>
          <text:p text:style-name="P27"><text:soft-page-break/>web sites of several Czech towns and municipalities:</text:p>
          <text:list>
            <text:list-item>
              <text:p text:style-name="P7">only statistical data, inferior to MDB</text:p>
            </text:list-item>
          </text:list>
        </text:list-item>
      </text:list>
      <text:h text:style-name="P73" text:outline-level="5">Chosen data source</text:h>
      <text:p text:style-name="P1">I chose the Police MDB dumps as a primary data source. It includes a bunch of related documents accompanying the dump.</text:p>
      <text:list xml:id="list7318091707083017458" text:style-name="L19">
        <text:list-item>
          <text:p text:style-name="P57">police forms:</text:p>
          <text:list>
            <text:list-item>
              <text:p text:style-name="P57">FT<text:span text:style-name="T1">Č, FZP: structure, relations of crimes and their perpetrators; </text:span><text:span text:style-name="T2">scans </text:span><text:span text:style-name="T1">of the forms (attachments section</text:span><text:span text:style-name="T2">)</text:span></text:p>
            </text:list-item>
            <text:list-item>
              <text:p text:style-name="P28">TODO:</text:p>
              <text:list>
                <text:list-item>
                  <text:p text:style-name="P8">purpose of <text:span text:style-name="T2">the </text:span>forms</text:p>
                </text:list-item>
                <text:list-item>
                  <text:p text:style-name="P57"><text:span text:style-name="T2">the </text:span><text:span text:style-name="T1">forms description</text:span><text:span text:style-name="T2"> with explanation of the meaning of all of its fields</text:span></text:p>
                </text:list-item>
                <text:list-item>
                  <text:p text:style-name="P8">data from forms =&gt; MDB tables (visualize mapping from forms fields to tables columns?)</text:p>
                </text:list-item>
              </text:list>
            </text:list-item>
          </text:list>
        </text:list-item>
        <text:list-item>
          <text:p text:style-name="P57">MDB</text:p>
          <text:list>
            <text:list-item>
              <text:p text:style-name="P28">database with tables containing individual records on crimes and their perpetrators</text:p>
            </text:list-item>
            <text:list-item>
              <text:p text:style-name="P8">format, conversion to MySQL, normalization of schema</text:p>
            </text:list-item>
            <text:list-item>
              <text:p text:style-name="P8">tables:</text:p>
              <text:list>
                <text:list-item>
                  <text:p text:style-name="P8">explain each table, its columns, relationships between tables, constraints etc.</text:p>
                  <text:list>
                    <text:list-item>
                      <text:p text:style-name="P8">TODO ER diagram?</text:p>
                    </text:list-item>
                  </text:list>
                </text:list-item>
                <text:list-item>
                  <text:p text:style-name="P8">list:</text:p>
                </text:list-item>
                <text:list-item>
                  <text:p text:style-name="P64">ks_zapistc</text:p>
                </text:list-item>
                <text:list-item>
                  <text:p text:style-name="P64">ks_zapispa</text:p>
                </text:list-item>
                <text:list-item>
                  <text:p text:style-name="P64">ks_<text:span text:style-name="T2">zapisp28</text:span></text:p>
                </text:list-item>
                <text:list-item>
                  <text:p text:style-name="P65">okres</text:p>
                </text:list-item>
                <text:list-item>
                  <text:p text:style-name="P65">kraj</text:p>
                </text:list-item>
              </text:list>
            </text:list-item>
          </text:list>
        </text:list-item>
        <text:list-item>
          <text:p text:style-name="P57">codelists:</text:p>
          <text:list>
            <text:list-item>
              <text:p text:style-name="P28">HTML files with codelist tables</text:p>
            </text:list-item>
            <text:list-item>
              <text:p text:style-name="P8">use: extract codelist values for codelists in ontology</text:p>
            </text:list-item>
            <text:list-item>
              <text:p text:style-name="P8">TODO:</text:p>
              <text:list>
                <text:list-item>
                  <text:p text:style-name="P8">complete list, used and unused codelists and values</text:p>
                </text:list-item>
                <text:list-item>
                  <text:p text:style-name="P8">describe each codelist:</text:p>
                  <text:list>
                    <text:list-item>
                      <text:p text:style-name="P8">purpose, usage in police forms and MDB</text:p>
                    </text:list-item>
                    <text:list-item>
                      <text:p text:style-name="P8">description of codelist values: maybe not in text, but in RDF itself; <text:span text:style-name="T2">text labels are often self-descriptive</text:span></text:p>
                    </text:list-item>
                  </text:list>
                </text:list-item>
                <text:list-item>
                  <text:p text:style-name="P28">diagrams: simple codelist, department codelist (hierarchy)</text:p>
                </text:list-item>
              </text:list>
            </text:list-item>
            <text:list-item>
              <text:p text:style-name="P28"><text:soft-page-break/>special cases:</text:p>
              <text:list>
                <text:list-item>
                  <text:p text:style-name="P28">departments:</text:p>
                  <text:list>
                    <text:list-item>
                      <text:p text:style-name="P28">codes and their meaning in organization hierarchy</text:p>
                    </text:list-item>
                    <text:list-item>
                      <text:p text:style-name="P28">changes in time: renaming, new department, old department ceases to exist, department moving</text:p>
                    </text:list-item>
                  </text:list>
                </text:list-item>
                <text:list-item>
                  <text:p text:style-name="P28">TSK: old and new</text:p>
                </text:list-item>
              </text:list>
            </text:list-item>
            <text:list-item>
              <text:p text:style-name="P28">changes:</text:p>
              <text:list>
                <text:list-item>
                  <text:p text:style-name="P28">old codes: may become unused, the codes are not reassigned to new codes</text:p>
                </text:list-item>
                <text:list-item>
                  <text:p text:style-name="P28">new codes: marked as new</text:p>
                </text:list-item>
                <text:list-item>
                  <text:p text:style-name="P28">label changes: marked</text:p>
                </text:list-item>
                <text:list-item>
                  <text:p text:style-name="P28">departments, TSK</text:p>
                </text:list-item>
              </text:list>
            </text:list-item>
            <text:list-item>
              <text:p text:style-name="P8">format:</text:p>
              <text:list>
                <text:list-item>
                  <text:p text:style-name="P8">simple codelists: code and label</text:p>
                </text:list-item>
                <text:list-item>
                  <text:p text:style-name="P8">departments: code, label, organizational changes descriptions</text:p>
                </text:list-item>
              </text:list>
            </text:list-item>
          </text:list>
        </text:list-item>
        <text:list-item>
          <text:p text:style-name="P57">excel statistics</text:p>
          <text:list>
            <text:list-item>
              <text:p text:style-name="P28">detailed monthly statistics, not part of "Sestava 1" nor "Sestava 2", available on demand and for academic purposes</text:p>
            </text:list-item>
            <text:list-item>
              <text:p text:style-name="P28">each file contains monthly statistics for a county<text:span text:style-name="T1">; </text:span>at each sheet of the file there are statistics for a different department in that county. <text:span text:style-name="T1">These departments are the lowest level of police department hierarchy.<text:line-break/>Each department sheet contains a code and a name of a department. This is what I need, a mapping from department codes to their names. I use it in the department codelist.</text:span></text:p>
            </text:list-item>
          </text:list>
        </text:list-item>
      </text:list>
      <text:h text:style-name="P69" text:outline-level="3">The data to publish</text:h>
      <text:list xml:id="list8204201162529396285" text:style-name="L20">
        <text:list-item>
          <text:p text:style-name="P29">what to publish: all of the available data</text:p>
        </text:list-item>
        <text:list-item>
          <text:p text:style-name="P29">how, in what form:</text:p>
          <text:list>
            <text:list-item>
              <text:p text:style-name="P29">data model:</text:p>
              <text:list>
                <text:list-item>
                  <text:p text:style-name="P29">in order to convey the original structure of the dataset in RDF (entity relations, constraints)</text:p>
                </text:list-item>
                <text:list-item>
                  <text:p text:style-name="P29">formal data structure description for resulting RDF datasets</text:p>
                </text:list-item>
                <text:list-item>
                  <text:p text:style-name="P29">TODO:</text:p>
                  <text:list>
                    <text:list-item>
                      <text:p text:style-name="P29">describe data model: diagrams (once I created several of those in draw.io)</text:p>
                    </text:list-item>
                  </text:list>
                </text:list-item>
                <text:list-item>
                  <text:p text:style-name="P29">logical data model =&gt; ontology as its physical representation in RDF</text:p>
                </text:list-item>
              </text:list>
            </text:list-item>
          </text:list>
        </text:list-item>
      </text:list>
      <text:h text:style-name="P70" text:outline-level="4">RDF</text:h>
      <text:list xml:id="list3788390784260928791" text:style-name="L21">
        <text:list-item>
          <text:p text:style-name="P30">what it is</text:p>
        </text:list-item>
        <text:list-item>
          <text:p text:style-name="P30">principles</text:p>
        </text:list-item>
        <text:list-item>
          <text:p text:style-name="P30">concepts:</text:p>
          <text:list>
            <text:list-item>
              <text:p text:style-name="P30"><text:soft-page-break/>resources, predicates, subjects, objects, literals</text:p>
            </text:list-item>
          </text:list>
        </text:list-item>
        <text:list-item>
          <text:p text:style-name="P30">logical representation as graphs</text:p>
        </text:list-item>
        <text:list-item>
          <text:p text:style-name="P30">serializations: Turtle</text:p>
        </text:list-item>
      </text:list>
      <text:h text:style-name="P70" text:outline-level="4">Ontology</text:h>
      <text:list xml:id="list8041544584323028986" text:style-name="L22">
        <text:list-item>
          <text:p text:style-name="P31">what it is: TODO link to W3C documents</text:p>
        </text:list-item>
        <text:list-item>
          <text:p text:style-name="P31">informal <text:span text:style-name="T1">ontology</text:span> definition:</text:p>
          <text:list>
            <text:list-item>
              <text:p text:style-name="P31">describes the structure of the data, constraints, relations between data instances, captures the data model of a certain set of data</text:p>
            </text:list-item>
          </text:list>
        </text:list-item>
        <text:list-item>
          <text:p text:style-name="P31">vocabulary definition:</text:p>
          <text:list>
            <text:list-item>
              <text:p text:style-name="P31">semantic layer atop of the set of resources and predicates</text:p>
            </text:list-item>
            <text:list-item>
              <text:p text:style-name="P31">vocabulary to define vocabularies: RDFS</text:p>
            </text:list-item>
          </text:list>
        </text:list-item>
        <text:list-item>
          <text:p text:style-name="P31">more advanced RDF structure and semantics definition: OWL</text:p>
        </text:list-item>
        <text:list-item>
          <text:p text:style-name="P31">RDFS concepts:</text:p>
          <text:list>
            <text:list-item>
              <text:p text:style-name="P31">classes + properties = vocabularies</text:p>
            </text:list-item>
          </text:list>
        </text:list-item>
        <text:list-item>
          <text:p text:style-name="P31">ontology (vocabulary) reuse</text:p>
          <text:list>
            <text:list-item>
              <text:p text:style-name="P31">common, well-known vocabularies: SKOS, RDFS, RDF DataCube, SDMX, SCOVO, Dublin Core, FOAF etc.</text:p>
            </text:list-item>
          </text:list>
        </text:list-item>
        <text:list-item>
          <text:p text:style-name="P31">own ontology = custom classes + properties + reused vocabularies (= class and propert<text:span text:style-name="T1">y</text:span> sets)</text:p>
        </text:list-item>
      </text:list>
      <text:h text:style-name="P72" text:outline-level="5">Implementation</text:h>
      <text:list xml:id="list3634845373808666113" text:style-name="L23">
        <text:list-item>
          <text:p text:style-name="P32">crime data: abstracted as statistical datasets:</text:p>
          <text:list>
            <text:list-item>
              <text:p text:style-name="P32">standard vocabulary: RDF Data Cube vocabulary</text:p>
              <text:list>
                <text:list-item>
                  <text:p text:style-name="P58"><text:span text:style-name="T2">informal specification: </text:span><text:a xlink:type="simple" xlink:href="http://www.w3.org/TR/vocab-data-cube/">http://www.w3.org/TR/vocab-data-cube</text:a></text:p>
                </text:list-item>
                <text:list-item>
                  <text:p text:style-name="P32">general purpose and use</text:p>
                  <text:list>
                    <text:list-item>
                      <text:p text:style-name="P58"><text:span text:style-name="T2">concepts, principles: dimensions, measures, attributes, datasets, data cubes, observations;</text:span><text:span text:style-name="T1"> </text:span><text:span text:style-name="T2">standard SDMX vocabulary (codelists, properties)</text:span></text:p>
                    </text:list-item>
                  </text:list>
                </text:list-item>
                <text:list-item>
                  <text:p text:style-name="P32">link projects using it (CubeViz)</text:p>
                </text:list-item>
                <text:list-item>
                  <text:p text:style-name="P32">my use cases:</text:p>
                  <text:list>
                    <text:list-item>
                      <text:p text:style-name="P32">abstraction of the crime data as Data Cube data:</text:p>
                      <text:list>
                        <text:list-item>
                          <text:p text:style-name="P9">datasets:</text:p>
                          <text:list>
                            <text:list-item>
                              <text:p text:style-name="P9">list:</text:p>
                              <text:list>
                                <text:list-item>
                                  <text:p text:style-name="P9">crimes</text:p>
                                </text:list-item>
                                <text:list-item>
                                  <text:p text:style-name="P9">perpetrators</text:p>
                                </text:list-item>
                                <text:list-item>
                                  <text:p text:style-name="P32">crimes to perpetrators mappings</text:p>
                                </text:list-item>
                              </text:list>
                            </text:list-item>
                            <text:list-item>
                              <text:p text:style-name="P32">special datasets:</text:p>
                              <text:list>
                                <text:list-item>
                                  <text:p text:style-name="P32"><text:soft-page-break/>dataset observations versions linking dataset (for example crime1 crime-property:hasUpdate crime2)<text:span text:style-name="T1">; </text:span>the most recent crime is the one not having a crime-property:hasUpdate link)</text:p>
                                  <text:list>
                                    <text:list-item>
                                      <text:p text:style-name="P32">located in a different named graph</text:p>
                                    </text:list-item>
                                  </text:list>
                                </text:list-item>
                              </text:list>
                            </text:list-item>
                            <text:list-item>
                              <text:p text:style-name="P9">structure:</text:p>
                              <text:list>
                                <text:list-item>
                                  <text:p text:style-name="P32">describe the components:</text:p>
                                  <text:list>
                                    <text:list-item>
                                      <text:p text:style-name="P32">purpose, required, component type (link to a dimension, measure or attribute)</text:p>
                                    </text:list-item>
                                  </text:list>
                                </text:list-item>
                                <text:list-item>
                                  <text:p text:style-name="P9">dimensions<text:span text:style-name="T2">, measures, attributes:</text:span></text:p>
                                  <text:list>
                                    <text:list-item>
                                      <text:p text:style-name="P32">List and describe all of them?</text:p>
                                      <text:list>
                                        <text:list-item>
                                          <text:p text:style-name="P32">name, subproperty status, range, domain, usage in datasets</text:p>
                                        </text:list-item>
                                        <text:list-item>
                                          <text:p text:style-name="P32">documentation format: like in SDMX documents?</text:p>
                                        </text:list-item>
                                      </text:list>
                                    </text:list-item>
                                  </text:list>
                                </text:list-item>
                                <text:list-item>
                                  <text:p text:style-name="P32">For each dataset specify the used components: diagram?</text:p>
                                </text:list-item>
                              </text:list>
                            </text:list-item>
                            <text:list-item>
                              <text:p text:style-name="P32">identity: URI assignment (using dimension values in URI rather than internal identifiers)</text:p>
                            </text:list-item>
                            <text:list-item>
                              <text:p text:style-name="P32">relationships between the the datasets (crime links to perpetrators and vice versa, mappings link to both of them)</text:p>
                            </text:list-item>
                          </text:list>
                        </text:list-item>
                      </text:list>
                    </text:list-item>
                  </text:list>
                </text:list-item>
              </text:list>
            </text:list-item>
          </text:list>
        </text:list-item>
      </text:list>
      <text:h text:style-name="P74" text:outline-level="6">Linking with other datasets</text:h>
      <text:list xml:id="list8792938579553620404" text:style-name="L24">
        <text:list-item>
          <text:p text:style-name="P33">countries:</text:p>
          <text:list>
            <text:list-item>
              <text:p text:style-name="P33">form: codelist values linked to DBPedia resources using owl:sameAs</text:p>
            </text:list-item>
            <text:list-item>
              <text:p text:style-name="P33">link generation method:</text:p>
              <text:list>
                <text:list-item>
                  <text:p text:style-name="P33">keywords extracted from codelist values labels, SPARQL query generated for keywords and run to obtain the matching DBPedia resources</text:p>
                </text:list-item>
                <text:list-item>
                  <text:p text:style-name="P59"><text:span text:style-name="T2">or keywords extracted and stored in a database</text:span><text:span text:style-name="T1">; </text:span><text:span text:style-name="T2">DBPedia resources retrieved and stored in the database and matched using SQL joins?</text:span></text:p>
                </text:list-item>
                <text:list-item>
                  <text:p text:style-name="P33">non-matching codelist values: links added manually</text:p>
                </text:list-item>
              </text:list>
            </text:list-item>
          </text:list>
        </text:list-item>
        <text:list-item>
          <text:p text:style-name="P33">laws:</text:p>
          <text:list>
            <text:list-item>
              <text:p text:style-name="P33">properties to link to</text:p>
              <text:list>
                <text:list-item>
                  <text:p text:style-name="P33">a general law section</text:p>
                </text:list-item>
                <text:list-item>
                  <text:p text:style-name="P33">more specialized law types</text:p>
                </text:list-item>
                <text:list-item>
                  <text:p text:style-name="P33">a group of law sections</text:p>
                </text:list-item>
                <text:list-item>
                  <text:p text:style-name="P33">a law section or a group of those that qualify a certain crime</text:p>
                </text:list-item>
                <text:list-item>
                  <text:p text:style-name="P33">laws allowing foreigners to live in the Czech republic</text:p>
                </text:list-item>
                <text:list-item>
                  <text:p text:style-name="P33">laws defining concepts</text:p>
                </text:list-item>
              </text:list>
            </text:list-item>
            <text:list-item>
              <text:p text:style-name="P33">generally properties linking to an individual law (or its section) or to a group of those, that have a certain defined meaning with respect to the referencing entity (for example they are the qualifying laws for a certain TSK codelist value)</text:p>
            </text:list-item>
            <text:list-item>
              <text:p text:style-name="P33"><text:soft-page-break/>classes:</text:p>
              <text:list>
                <text:list-item>
                  <text:p text:style-name="P33">several types of collections of laws or law sections</text:p>
                </text:list-item>
                <text:list-item>
                  <text:p text:style-name="P33">crime investigation actions: their legal basis</text:p>
                </text:list-item>
                <text:list-item>
                  <text:p text:style-name="P33">helper properties: referencing laws</text:p>
                </text:list-item>
              </text:list>
            </text:list-item>
          </text:list>
        </text:list-item>
      </text:list>
      <text:h text:style-name="P74" text:outline-level="6">Resources naming convention</text:h>
      <text:list xml:id="list7264603346622621201" text:style-name="L25">
        <text:list-item>
          <text:p text:style-name="P34">ontology: classes, property and codelist definitions form an ontology</text:p>
          <text:list>
            <text:list-item>
              <text:p text:style-name="P60"><text:span text:style-name="T2">base URI: &lt;</text:span><text:a xlink:type="simple" xlink:href="http://linked.opendata.cz/ontology/crimestatistics/">http://linked.opendata.cz/ontology/crimestatistics</text:a><text:span text:style-name="T2">&gt; (ONT_BASE_URI)</text:span></text:p>
            </text:list-item>
            <text:list-item>
              <text:p text:style-name="P34">different types of vocabulary definitions share the common base URI:</text:p>
              <text:list>
                <text:list-item>
                  <text:p text:style-name="P34">dataset definitions: ONT_BASE_URI/dataset-definitions (DS_DEFS)</text:p>
                  <text:list>
                    <text:list-item>
                      <text:p text:style-name="P34">dimensions: DS_DEFS/dimension#</text:p>
                    </text:list-item>
                    <text:list-item>
                      <text:p text:style-name="P34">measures: DS_DEFS/measure#</text:p>
                    </text:list-item>
                    <text:list-item>
                      <text:p text:style-name="P34">attributes: DS_DEFS/attribute#</text:p>
                    </text:list-item>
                  </text:list>
                </text:list-item>
                <text:list-item>
                  <text:p text:style-name="P60"><text:span text:style-name="T2">codelists: see the </text:span><text:a xlink:type="simple" xlink:href="#2.6.8.2.1.3.Codelists|outline">Codelists section</text:a></text:p>
                </text:list-item>
              </text:list>
            </text:list-item>
          </text:list>
        </text:list-item>
      </text:list>
      <text:h text:style-name="P74" text:outline-level="6">Codelists</text:h>
      <text:list xml:id="list7274823281994606580" text:style-name="L26">
        <text:list-item>
          <text:p text:style-name="P35">reusing standard SKOS vocabulary to create codelists</text:p>
          <text:list>
            <text:list-item>
              <text:p text:style-name="P35"><text:a xlink:type="simple" xlink:href="http://www.w3.org/TR/skos-reference">http://www.w3.org/TR/skos-reference</text:a>: draw the key characteristics and overall description from</text:p>
            </text:list-item>
            <text:list-item>
              <text:p text:style-name="P35">purpose, use cases for SKOS, vocabulary overview</text:p>
            </text:list-item>
            <text:list-item>
              <text:p text:style-name="P35">vocabulary used: skos:Concept, skos:prefLabel, skos:note, semantic predicates (broader, narrower), hasTopConcept, ...</text:p>
            </text:list-item>
            <text:list-item>
              <text:p text:style-name="P35">What I needed: simple codelists, hierarchies, notations, alternative labels, localization of labels, helper concept collections (groupings of codelist values)</text:p>
            </text:list-item>
            <text:list-item>
              <text:p text:style-name="P35">Why I chose it: simple, extensible, standard</text:p>
            </text:list-item>
          </text:list>
        </text:list-item>
        <text:list-item>
          <text:p text:style-name="P35">linking properties: laws, TSKs</text:p>
        </text:list-item>
        <text:list-item>
          <text:p text:style-name="P35">URI naming convention:</text:p>
          <text:list>
            <text:list-item>
              <text:p text:style-name="P35">codelist concept scheme: ONT_BASE_URI/code/$codelistName</text:p>
            </text:list-item>
            <text:list-item>
              <text:p text:style-name="P35">codelist wrapper class: ONT_BASE_URI/code/$codelistName/conceptClass</text:p>
            </text:list-item>
            <text:list-item>
              <text:p text:style-name="P35">codelist concept: <text:s/>ONT_BASE_URI/code/$codelistName#$conceptName</text:p>
            </text:list-item>
            <text:list-item>
              <text:p text:style-name="P35">codelist helper class: <text:s/>ONT_BASE_URI/code/$codelistName/class#$className</text:p>
            </text:list-item>
            <text:list-item>
              <text:p text:style-name="P35">codelist helper property: <text:s/>ONT_BASE_URI/code/$codelistName/property#$propertyName</text:p>
            </text:list-item>
          </text:list>
        </text:list-item>
        <text:list-item>
          <text:p text:style-name="P35">a codelist definition has several logical parts:</text:p>
          <text:list>
            <text:list-item>
              <text:p text:style-name="P35">definition (/definitions)</text:p>
              <text:list>
                <text:list-item>
                  <text:p text:style-name="P35">definition of a concept schema and wrapper class (serving as a strongly typed data type range for dimension and measure properties)</text:p>
                  <text:list>
                    <text:list-item>
                      <text:p text:style-name="P35"><text:soft-page-break/>every codelist concept is an instance of the wrapper class and belongs to the defined concept scheme</text:p>
                    </text:list-item>
                  </text:list>
                </text:list-item>
              </text:list>
            </text:list-item>
            <text:list-item>
              <text:p text:style-name="P35">flat data (/data)</text:p>
              <text:list>
                <text:list-item>
                  <text:p text:style-name="P35">codelist values definitions:</text:p>
                  <text:list>
                    <text:list-item>
                      <text:p text:style-name="P35">label, inScheme, notation(codelist numeric value)</text:p>
                    </text:list-item>
                  </text:list>
                </text:list-item>
                <text:list-item>
                  <text:p text:style-name="P35">extracted using scripts: bash, awk</text:p>
                  <text:list>
                    <text:list-item>
                      <text:p text:style-name="P35">majority of the codelists are extracted using the general extraction script, some of them need a custom codelist value layout, so they use a custom AWK extraction script</text:p>
                    </text:list-item>
                  </text:list>
                </text:list-item>
                <text:list-item>
                  <text:p text:style-name="P35">special cases:</text:p>
                  <text:list>
                    <text:list-item>
                      <text:p text:style-name="P35">TSK:</text:p>
                      <text:list>
                        <text:list-item>
                          <text:p text:style-name="P35">old and new version, each of them defining crime kinds relating to different version of criminal law in the Czech republic</text:p>
                        </text:list-item>
                        <text:list-item>
                          <text:p text:style-name="P35">namespace separation: using "stary" for the old TSK and "novy" for the new TSK:</text:p>
                          <text:list>
                            <text:list-item>
                              <text:p text:style-name="P35">ONT_BASE_URI/code/tsk/stary and ONT_BASE_URI/code/tsk/novy</text:p>
                            </text:list-item>
                          </text:list>
                        </text:list-item>
                        <text:list-item>
                          <text:p text:style-name="P35">separation logic: crimes that occurred before 2010-01-01 use the old TSK, the more recent crimes use the new TSK (a crime using the old TSK means the referenced crime kind is qualified using the old version of the criminal law of the Czech republic)</text:p>
                        </text:list-item>
                        <text:list-item>
                          <text:p text:style-name="P35">custom AWK extraction script used for old and new TSK version</text:p>
                        </text:list-item>
                        <text:list-item>
                          <text:p text:style-name="P35">the old and new TSK versions are not semantically linked, although it would be nice</text:p>
                        </text:list-item>
                      </text:list>
                    </text:list-item>
                  </text:list>
                </text:list-item>
              </text:list>
            </text:list-item>
            <text:list-item>
              <text:p text:style-name="P35">semantics (/semantics):</text:p>
              <text:list>
                <text:list-item>
                  <text:p text:style-name="P35">typically some hierarchy is needed: skos:broader, skos:narrower, skos:hasTopConcept</text:p>
                  <text:list>
                    <text:list-item>
                      <text:p text:style-name="P35">used to create more general concepts from the existing concepts:</text:p>
                      <text:list>
                        <text:list-item>
                          <text:p text:style-name="P35"><text:span text:style-name="T1">F</text:span>or example in TSK one can generalize a group of crimes where a child has been a victim as a "crimes against children" concept. <text:span text:style-name="T1">The new concept is more general (skos:broader) than the other concepts that it was drawn from.</text:span></text:p>
                        </text:list-item>
                      </text:list>
                    </text:list-item>
                    <text:list-item>
                      <text:p text:style-name="P35"><text:span text:style-name="T1">hierarchy </text:span>has top concepts defined in order to provide the means of navigation through the hierarchy</text:p>
                    </text:list-item>
                    <text:list-item>
                      <text:p text:style-name="P35">each general concept has its less general concepts listed using skos:narrower</text:p>
                    </text:list-item>
                    <text:list-item>
                      <text:p text:style-name="P10">examples: TSK, occupation, economic crime, crime perpetrator-foreigner classification and some more</text:p>
                    </text:list-item>
                  </text:list>
                </text:list-item>
                <text:list-item>
                  <text:p text:style-name="P35">helper codelist values groupings: skos:Collection, skos:member</text:p>
                  <text:list>
                    <text:list-item>
                      <text:p text:style-name="P35">used in the "crime perpetrator-foreigner classification" codelist:</text:p>
                      <text:list>
                        <text:list-item>
                          <text:p text:style-name="P35">grouping of concepts according to various shared characteristics like the references law, the type of residency, <text:s/>type of visas, length of stay etc.</text:p>
                        </text:list-item>
                      </text:list>
                    </text:list-item>
                  </text:list>
                </text:list-item>
              </text:list>
            </text:list-item>
            <text:list-item>
              <text:p text:style-name="P35">linking (/linking)</text:p>
              <text:list>
                <text:list-item>
                  <text:p text:style-name="P35"><text:soft-page-break/>linking to laws:</text:p>
                  <text:list>
                    <text:list-item>
                      <text:p text:style-name="P10">examples:</text:p>
                      <text:list>
                        <text:list-item>
                          <text:p text:style-name="P35">TSK: qualifying law section</text:p>
                          <text:list>
                            <text:list-item>
                              <text:p text:style-name="P35">special generating script used: for every TSK value there is a set of law section numbers in a source CSV file. <text:span text:style-name="T1">The script extracts the law references as references to individual law sections or to whole groups of law sections.</text:span></text:p>
                            </text:list-item>
                          </text:list>
                        </text:list-item>
                        <text:list-item>
                          <text:p text:style-name="P35">zp<text:span text:style-name="T1">ůsob ukončení tr. činu, </text:span>zp<text:span text:style-name="T1">ůsob ukončení pachatele: links to laws according to which the legal acts are conducted</text:span></text:p>
                        </text:list-item>
                        <text:list-item>
                          <text:p text:style-name="P10">classification of a crime perpetrator-foreigner: links to laws or regulations enabling a foreigner to live in the Czech republic</text:p>
                        </text:list-item>
                        <text:list-item>
                          <text:p text:style-name="P35">economic crime form: links to qualifying laws</text:p>
                        </text:list-item>
                      </text:list>
                    </text:list-item>
                    <text:list-item>
                      <text:p text:style-name="P10">when linking to the criminal laws, codelist values are separated into two namespaces as in the case of TSK: one is "stary" for codelist values referencing the old version of the criminal code, and the other is "novy" for the codelist values referencing the new version of the criminal code</text:p>
                      <text:list>
                        <text:list-item>
                          <text:p text:style-name="P10">generally for every version of the Criminal Code there would be a distinct set of codelist values in a special namespace, referencing the laws of that particular Criminal Code version</text:p>
                        </text:list-item>
                      </text:list>
                    </text:list-item>
                  </text:list>
                </text:list-item>
                <text:list-item>
                  <text:p text:style-name="P10">to countries:</text:p>
                  <text:list>
                    <text:list-item>
                      <text:p text:style-name="P10">using owl:sameAs and the method described earlier</text:p>
                    </text:list-item>
                  </text:list>
                </text:list-item>
                <text:list-item>
                  <text:p text:style-name="P10">to RUIAN:</text:p>
                  <text:list>
                    <text:list-item>
                      <text:p text:style-name="P10">departments</text:p>
                      <text:list>
                        <text:list-item>
                          <text:list>
                            <text:list-item>
                              <text:p text:style-name="P35">currently no data is generated</text:p>
                            </text:list-item>
                            <text:list-item>
                              <text:p text:style-name="P35">the data to be generated:</text:p>
                              <text:list>
                                <text:list-item>
                                  <text:p text:style-name="P35">every department linked to every supported kind of territorial unit (region, county, municipality, street etc.) using the spatial intersection information in the Spatial DB</text:p>
                                </text:list-item>
                              </text:list>
                            </text:list-item>
                            <text:list-item>
                              <text:p text:style-name="P35">only the base departments are linked using the Spatial DB</text:p>
                            </text:list-item>
                            <text:list-item>
                              <text:p text:style-name="P35">region and county level departments are linked</text:p>
                            </text:list-item>
                          </text:list>
                        </text:list-item>
                      </text:list>
                    </text:list-item>
                  </text:list>
                </text:list-item>
              </text:list>
            </text:list-item>
          </text:list>
        </text:list-item>
        <text:list-item>
          <text:p text:style-name="P35">source data: csv files created by copying the textual content from the HTML codelist files</text:p>
          <text:list>
            <text:list-item>
              <text:p text:style-name="P35">format: code#label</text:p>
            </text:list-item>
          </text:list>
        </text:list-item>
      </text:list>
      <text:h text:style-name="P75" text:outline-level="6">Departments</text:h>
      <text:list xml:id="list3034399868755474148" text:style-name="L27">
        <text:list-item>
          <text:p text:style-name="P11">most complex codelist</text:p>
        </text:list-item>
        <text:list-item>
          <text:p text:style-name="P36">attributes:</text:p>
          <text:list>
            <text:list-item>
              <text:p text:style-name="P36">code: is reserved for one department forever, no other department can take over a previously used code, even if the department that used this code no longer exists</text:p>
            </text:list-item>
            <text:list-item>
              <text:p text:style-name="P36">name</text:p>
            </text:list-item>
            <text:list-item>
              <text:p text:style-name="P36"><text:span text:style-name="T1">id: string representation of the code; </text:span>used for search in SPARQL queries</text:p>
              <text:list>
                <text:list-item>
                  <text:p text:style-name="P11"><text:soft-page-break/>property: <text:span text:style-name="T2">ONT_BASE_URI/code/</text:span>utvar/<text:span text:style-name="T2">property/id</text:span></text:p>
                </text:list-item>
              </text:list>
            </text:list-item>
            <text:list-item>
              <text:p text:style-name="P36">pocetObyvatel: a number of inhabitants on the territory of a given department (used to calculate the so called crime index value for the department)</text:p>
              <text:list>
                <text:list-item>
                  <text:p text:style-name="P36">source: ESRI shapefile from Otev<text:span text:style-name="T1">řená společnost</text:span></text:p>
                </text:list-item>
                <text:list-item>
                  <text:p text:style-name="P11">property: <text:span text:style-name="T2">ONT_BASE_URI/code/</text:span>utvar/<text:span text:style-name="T2">property/pocetObyvatel</text:span></text:p>
                </text:list-item>
              </text:list>
            </text:list-item>
            <text:list-item>
              <text:p text:style-name="P36">hasTerritory: a flag stating whether a department has territory assigned (not used)</text:p>
            </text:list-item>
            <text:list-item>
              <text:p text:style-name="P36">watched: a flag stating whether a department is being watched (not used)</text:p>
            </text:list-item>
            <text:list-item>
              <text:p text:style-name="P36">hierarchy position:</text:p>
              <text:list>
                <text:list-item>
                  <text:p text:style-name="P36">a parent department reference: </text:p>
                </text:list-item>
              </text:list>
            </text:list-item>
          </text:list>
        </text:list-item>
        <text:list-item>
          <text:p text:style-name="P11">version changes:</text:p>
          <text:list>
            <text:list-item>
              <text:p text:style-name="P61"><text:span text:style-name="T1">on </text:span><text:span text:style-name="T2">annual basis =&gt; separate codelist values namespace for every year</text:span></text:p>
            </text:list-item>
            <text:list-item>
              <text:p text:style-name="P36">what can change:</text:p>
              <text:list>
                <text:list-item>
                  <text:p text:style-name="P61"><text:span text:style-name="T2">department name</text:span><text:span text:style-name="T1">: altLabel?</text:span></text:p>
                </text:list-item>
                <text:list-item>
                  <text:p text:style-name="P36">hierarchy position:</text:p>
                  <text:list>
                    <text:list-item>
                      <text:p text:style-name="P36">a department can move under a different department: new code is assigned =&gt; new concept should be created and linked to the previous one (owl:sameAs or custom semantic SKOS property)</text:p>
                    </text:list-item>
                  </text:list>
                </text:list-item>
                <text:list-item>
                  <text:p text:style-name="P36">a department ceases to exist: it can be marked as unused</text:p>
                </text:list-item>
                <text:list-item>
                  <text:p text:style-name="P36">a new department is created</text:p>
                </text:list-item>
              </text:list>
            </text:list-item>
            <text:list-item>
              <text:p text:style-name="P36">special attributes:</text:p>
              <text:list>
                <text:list-item>
                  <text:p text:style-name="P36">department that takes over the agenda of a cancelled department</text:p>
                </text:list-item>
              </text:list>
            </text:list-item>
          </text:list>
        </text:list-item>
      </text:list>
      <text:h text:style-name="P76" text:outline-level="7">Departments hierarchy</text:h>
      <text:list xml:id="list4294652360678281856" text:style-name="L28">
        <text:list-item>
          <text:p text:style-name="P37">Two versions:</text:p>
          <text:list>
            <text:list-item>
              <text:p text:style-name="P37">versions:</text:p>
              <text:list>
                <text:list-item>
                  <text:p text:style-name="P37">old regional hierarchy</text:p>
                  <text:list>
                    <text:list-item>
                      <text:p text:style-name="P37">7 regions + Prague = 8 regional police departments</text:p>
                    </text:list-item>
                  </text:list>
                </text:list-item>
                <text:list-item>
                  <text:p text:style-name="P37">new regional hierarchy</text:p>
                  <text:list>
                    <text:list-item>
                      <text:p text:style-name="P37">14 regions = 14 regional police departments</text:p>
                    </text:list-item>
                  </text:list>
                </text:list-item>
              </text:list>
            </text:list-item>
            <text:list-item>
              <text:p text:style-name="P37">The county level did not change so much as the county level departments have been reassigned to new regional level departments and their territory did not have to be changed.</text:p>
            </text:list-item>
          </text:list>
        </text:list-item>
        <text:list-item>
          <text:p text:style-name="P37">types of departments:</text:p>
          <text:list>
            <text:list-item>
              <text:p text:style-name="P37">regional departments</text:p>
              <text:list>
                <text:list-item>
                  <text:p text:style-name="P37">They map to a regional municipality level (LAU, NUTS?).</text:p>
                </text:list-item>
              </text:list>
            </text:list-item>
            <text:list-item>
              <text:p text:style-name="P37">county departments:</text:p>
              <text:list>
                <text:list-item>
                  <text:p text:style-name="P37">bellow regional departments</text:p>
                </text:list-item>
                <text:list-item>
                  <text:p text:style-name="P37"><text:soft-page-break/>They map to a county level (NUTS?). There are approximately 80 counties in the Czech republic.</text:p>
                </text:list-item>
                <text:list-item>
                  <text:p text:style-name="P37">special "county" level departments:</text:p>
                  <text:list>
                    <text:list-item>
                      <text:p text:style-name="P62"><text:span text:style-name="T2">airports: Tu</text:span><text:span text:style-name="T1">řany, Mošnov, Ruzyně and some more</text:span></text:p>
                    </text:list-item>
                  </text:list>
                </text:list-item>
              </text:list>
            </text:list-item>
            <text:list-item>
              <text:p text:style-name="P37">base departments:</text:p>
              <text:list>
                <text:list-item>
                  <text:p text:style-name="P37">bellow county departments</text:p>
                </text:list-item>
                <text:list-item>
                  <text:p text:style-name="P37">They map to municipalities, municipality parts, parts of cities and towns.</text:p>
                </text:list-item>
                <text:list-item>
                  <text:p text:style-name="P37">They have territory assigned.</text:p>
                </text:list-item>
                <text:list-item>
                  <text:p text:style-name="P37">Crimes are registered with these departments.</text:p>
                </text:list-item>
              </text:list>
            </text:list-item>
            <text:list-item>
              <text:p text:style-name="P62"><text:span text:style-name="T2">base departments directly under the regional department: includes specialized departments (TODO: hipologie, kynologie, extremismus, protidrogov</text:span><text:span text:style-name="T1">é; </text:span><text:span text:style-name="T2">generall department that operate on the territory of the whole department as opposed to county level or base department that only operate on the level of a county resp. municipality)</text:span></text:p>
            </text:list-item>
            <text:list-item>
              <text:p text:style-name="P12">železniční policie: not included</text:p>
            </text:list-item>
            <text:list-item>
              <text:p text:style-name="P12">cizinecká policie: not included</text:p>
            </text:list-item>
            <text:list-item>
              <text:p text:style-name="P12">central police departments: operate on the territory of the whole C<text:span text:style-name="T2">zech republic</text:span></text:p>
            </text:list-item>
            <text:list-item>
              <text:p text:style-name="P12"><text:span text:style-name="T2">inspekce P</text:span>ČR</text:p>
            </text:list-item>
          </text:list>
        </text:list-item>
        <text:list-item>
          <text:p text:style-name="P37">currently no hierarchy is extracted, only flat data for 2012 is extracted</text:p>
        </text:list-item>
      </text:list>
      <text:h text:style-name="P77" text:outline-level="7">Data extraction</text:h>
      <text:list xml:id="list6239093540444331403" text:style-name="L29">
        <text:list-item>
          <text:p text:style-name="P13">using a shell script that runs several steps of extraction, using a set of SQL scripts to extract the data</text:p>
        </text:list-item>
        <text:list-item>
          <text:p text:style-name="P38">a special folder is used to extract the department data<text:span text:style-name="T1">; </text:span>its location will be referred to as BASE_DIR</text:p>
        </text:list-item>
        <text:list-item>
          <text:p text:style-name="P38">the department extracting scripts are located under the BASE_DIR/sql</text:p>
          <text:list>
            <text:list-item>
              <text:p text:style-name="P38">extractOkresy.sql: extracts the county-level departments (code#name)</text:p>
            </text:list-item>
            <text:list-item>
              <text:p text:style-name="P38">extractRest.sql: extracts the information about several kinds of departments into a set of result tables</text:p>
            </text:list-item>
            <text:list-item>
              <text:p text:style-name="P38">writeResults.sql: selects the information from the result tables and writes it to a set of result files (format: code#name#doLink#linkTo), where:</text:p>
              <text:list>
                <text:list-item>
                  <text:p text:style-name="P38">doLink: flag indicating whether the department is to be linked to a parent department</text:p>
                </text:list-item>
                <text:list-item>
                  <text:p text:style-name="P38">linkTo: if doLink is "0", the value of this field is irrelevant<text:span text:style-name="T1">; </text:span>if doLink is "1" and there is no linkTo value, the department is linked automatically (using the prefix of the department' code as a code of its parent)<text:span text:style-name="T1">; </text:span>if there is a linkTo value, the department is linked to the department with the code equal to linkTo</text:p>
                </text:list-item>
              </text:list>
            </text:list-item>
            <text:list-item>
              <text:p text:style-name="P38">selectMissingUtvary.sql: Selects the department codes for which there is no record in the 'utvary_actual' table, which means they have not been assigned a name and hierarchy information.</text:p>
              <text:list>
                <text:list-item>
                  <text:p text:style-name="P38">The departments of the Foreign and Railway Police are ignored.</text:p>
                </text:list-item>
              </text:list>
            </text:list-item>
          </text:list>
        </text:list-item>
        <text:list-item>
          <text:p text:style-name="P38">the main extraction script is "extractYear.sh"</text:p>
          <text:list>
            <text:list-item>
              <text:p text:style-name="P38"><text:soft-page-break/>other tools used:</text:p>
              <text:list>
                <text:list-item>
                  <text:p text:style-name="P38">utvarExtractor.exe: Extracts the names for base departments from the appropriate county department files.</text:p>
                </text:list-item>
                <text:list-item>
                  <text:p text:style-name="P38">createUtvary.awk: Processes the result file and outputs the RDF definitions for the departments.</text:p>
                </text:list-item>
                <text:list-item>
                  <text:p text:style-name="P38">linkUtvary.awk: Processes the result file and outputs the RDF definitions of the hierarchical links between the departments.</text:p>
                </text:list-item>
                <text:list-item>
                  <text:p text:style-name="P38">deprecated, unused?</text:p>
                  <text:list>
                    <text:list-item>
                      <text:p text:style-name="P38">clean.sh, merge.sh, extractUtvary.awk, extractUtvary.bat, extractUtvary.sh, extractKraje.awk, extractOkresy.awk</text:p>
                    </text:list-item>
                  </text:list>
                </text:list-item>
                <text:list-item>
                  <text:p text:style-name="P38">one-time?</text:p>
                  <text:list>
                    <text:list-item>
                      <text:p text:style-name="P38">extractOkresy2013.awk, extractUtvary2013.awk, createUtvarySQL.awk</text:p>
                    </text:list-item>
                  </text:list>
                </text:list-item>
              </text:list>
            </text:list-item>
            <text:list-item>
              <text:p text:style-name="P39">extraction logic: see the comments and code in extractYear.sh and in the respective SQL scripts</text:p>
            </text:list-item>
          </text:list>
        </text:list-item>
        <text:list-item>
          <text:p text:style-name="P38">usage:</text:p>
          <text:list>
            <text:list-item>
              <text:p text:style-name="P38">extractYear.sh [BASE_DIR] [year]</text:p>
            </text:list-item>
            <text:list-item>
              <text:p text:style-name="P38">result:</text:p>
              <text:list>
                <text:list-item>
                  <text:p text:style-name="P38">BASE_DIR/[year]/ttl/utvary_definition.ttl: the TTL file containing the RDF definition of the departments</text:p>
                </text:list-item>
                <text:list-item>
                  <text:p text:style-name="P38">BASE_DIR/[year]/ttl/utvary_hierarchy.ttl: the TTL file containing the RDF definition of the department hierarchy links</text:p>
                </text:list-item>
              </text:list>
            </text:list-item>
          </text:list>
        </text:list-item>
        <text:list-item>
          <text:p text:style-name="P38">other SQL scripts in the ./sql folder</text:p>
          <text:list>
            <text:list-item>
              <text:p text:style-name="P38">createTables.sql: Creates the tables needed to perform the department data extraction along with the indexes to improve the scripts performance.</text:p>
            </text:list-item>
            <text:list-item>
              <text:p text:style-name="P38">and more: unused</text:p>
            </text:list-item>
          </text:list>
        </text:list-item>
        <text:list-item>
          <text:p text:style-name="P38">source:</text:p>
          <text:list>
            <text:list-item>
              <text:p text:style-name="P38">excel files: county department files containing information about the child departments on separate sheets<text:span text:style-name="T1">; </text:span>on every base department sheet there is a base department's name</text:p>
            </text:list-item>
          </text:list>
        </text:list-item>
        <text:list-item>
          <text:p text:style-name="P38">new:</text:p>
          <text:list>
            <text:list-item>
              <text:p text:style-name="P38">zakladniUtvary.txt contains only the base department data from the current codelist</text:p>
            </text:list-item>
            <text:list-item>
              <text:p text:style-name="P38">createUtvary.awk creates the output TTL with only the base departments definitions using the template file</text:p>
            </text:list-item>
            <text:list-item>
              <text:p text:style-name="P38">only base departments are extracted, no hierarchy is extracted</text:p>
            </text:list-item>
            <text:list-item>
              <text:p text:style-name="P38">only the data for 2012 is extracted</text:p>
            </text:list-item>
          </text:list>
        </text:list-item>
      </text:list>
      <text:h text:style-name="P74" text:outline-level="6">Additional classes</text:h>
      <text:list xml:id="list2875129998406597809" text:style-name="L30">
        <text:list-item>
          <text:p text:style-name="P40">TODO: PredmetZajmu, VztahObetiKPachateli, ObjektNapadenyExtremismem</text:p>
        </text:list-item>
      </text:list>
      <text:h text:style-name="P74" text:outline-level="6"><text:soft-page-break/>Additional properties</text:h>
      <text:list xml:id="list1044793204742840983" text:style-name="L31">
        <text:list-item>
          <text:p text:style-name="P41">pachatel, predmetZajmu, stupenDulezitosti, vztahObetiKPachateli, objektNapadenyExtremismem, trestnyCin</text:p>
        </text:list-item>
      </text:list>
      <text:h text:style-name="P75" text:outline-level="6">Ontology updates</text:h>
      <text:list xml:id="list787312786954658489" text:style-name="L32">
        <text:list-item>
          <text:p text:style-name="P14">what can change?</text:p>
          <text:list>
            <text:list-item>
              <text:p text:style-name="P14">codelists:</text:p>
              <text:list>
                <text:list-item>
                  <text:p text:style-name="P14">new values: add value to existing codelist</text:p>
                </text:list-item>
                <text:list-item>
                  <text:p text:style-name="P14">removed values: do not do anything or mark a codelist value as deprecated or unused using a special property</text:p>
                </text:list-item>
                <text:list-item>
                  <text:p text:style-name="P14">changed values: label (add altLabel), description: change description or definition</text:p>
                </text:list-item>
                <text:list-item>
                  <text:p text:style-name="P63"><text:span text:style-name="T1">changed hierarchy or other semantic property: not solved; </text:span><text:span text:style-name="T2">could be versioned per year using a year URI part in a codelist or codelist value definition or reference</text:span></text:p>
                </text:list-item>
              </text:list>
            </text:list-item>
          </text:list>
        </text:list-item>
      </text:list>
      <text:h text:style-name="P74" text:outline-level="6">Law data</text:h>
      <text:list xml:id="list7039045651000149488" text:style-name="L33">
        <text:list-item>
          <text:p text:style-name="P42">located at ./ontology/resource/zakony</text:p>
        </text:list-item>
        <text:list-item>
          <text:p text:style-name="P42">URI naming convention:</text:p>
          <text:list>
            <text:list-item>
              <text:p text:style-name="P42">classes: &lt;<text:a xlink:type="simple" xlink:href="http://linked.opendata.cz/ontology/crimestatistics/class/zakony">http://linked.opendata.cz/ontology/crimestatistics/class/zakony</text:a>#&gt;</text:p>
            </text:list-item>
            <text:list-item>
              <text:p text:style-name="P42">properties: &lt;<text:a xlink:type="simple" xlink:href="http://linked.opendata.cz/ontology/crimestatistics/property/zakony">http://linked.opendata.cz/ontology/crimestatistics/property/zakony</text:a>#&gt;</text:p>
            </text:list-item>
          </text:list>
        </text:list-item>
        <text:list-item>
          <text:p text:style-name="P42">resources:</text:p>
          <text:list>
            <text:list-item>
              <text:p text:style-name="P42">URI target namespace: &lt;<text:a xlink:type="simple" xlink:href="http://linked.opendata.cz/resource/domain/crimestatistics/zakony/usekyZakona_TrestniRizeni">http://linked.opendata.cz/resource/domain/crimestatistics/zakony/usekyZakona_TrestniRizeni</text:a>&gt;</text:p>
            </text:list-item>
            <text:list-item>
              <text:p text:style-name="P42">represent the legal acts executed by the police, court or other institutions during the process of crime investigation</text:p>
            </text:list-item>
            <text:list-item>
              <text:p text:style-name="P42">reference to a law sections are included:</text:p>
              <text:list>
                <text:list-item>
                  <text:p text:style-name="P42">law section describing a process of legal act</text:p>
                </text:list-item>
                <text:list-item>
                  <text:p text:style-name="P42">law section containing the relevant facts that somewhat justify the performed legal act</text:p>
                </text:list-item>
              </text:list>
            </text:list-item>
          </text:list>
        </text:list-item>
      </text:list>
      <text:h text:style-name="P73" text:outline-level="5">The datasets</text:h>
      <text:list xml:id="list1409275249767856876" text:style-name="L34">
        <text:list-item>
          <text:p text:style-name="P43">definitions at ./ontology/resource/dataset/definitions/[dataset_name]</text:p>
          <text:list>
            <text:list-item>
              <text:p text:style-name="P43">definition of a Data Cube dataset with a given structure</text:p>
            </text:list-item>
            <text:list-item>
              <text:p text:style-name="P43">info about the publisher, created and modified dates etc.</text:p>
            </text:list-item>
          </text:list>
        </text:list-item>
        <text:list-item>
          <text:p text:style-name="P43">list:</text:p>
          <text:list>
            <text:list-item>
              <text:p text:style-name="P15">crimes dataset<text:span text:style-name="T2">: definition of a dataset insta</text:span></text:p>
            </text:list-item>
            <text:list-item>
              <text:p text:style-name="P15">crime perpetrators dataset</text:p>
            </text:list-item>
            <text:list-item>
              <text:p text:style-name="P15">crime to perpetrator mapping dataset</text:p>
            </text:list-item>
          </text:list>
        </text:list-item>
      </text:list>
      <text:p text:style-name="P1"/>
      <text:h text:style-name="P71" text:outline-level="4"><text:soft-page-break/>Data extraction</text:h>
      <text:list xml:id="list3727906167101115940" text:style-name="L35">
        <text:list-item>
          <text:p text:style-name="P44">using D2RQ (<text:a xlink:type="simple" xlink:href="http://d2rq.org/">http://d2rq.org</text:a>)</text:p>
          <text:list>
            <text:list-item>
              <text:p text:style-name="P44">relational DB to RDF mapping</text:p>
            </text:list-item>
            <text:list-item>
              <text:p text:style-name="P44">using a mapping file and a provided extractor script, output to Ntriples</text:p>
            </text:list-item>
            <text:list-item>
              <text:p text:style-name="P44">concepts:</text:p>
              <text:list>
                <text:list-item>
                  <text:p text:style-name="P44">mapping file</text:p>
                </text:list-item>
                <text:list-item>
                  <text:p text:style-name="P44">class map</text:p>
                </text:list-item>
                <text:list-item>
                  <text:p text:style-name="P44">property bridge</text:p>
                </text:list-item>
              </text:list>
            </text:list-item>
          </text:list>
        </text:list-item>
        <text:list-item>
          <text:p text:style-name="P44">mapping file template to extract the data for all datasets:</text:p>
          <text:list>
            <text:list-item>
              <text:p text:style-name="P44">database specification</text:p>
            </text:list-item>
            <text:list-item>
              <text:p text:style-name="P44">JDBC driver specs, info for a JDBC driver performing the database requests</text:p>
            </text:list-item>
            <text:list-item>
              <text:p text:style-name="P44">credentials to access a DB</text:p>
            </text:list-item>
            <text:list-item>
              <text:p text:style-name="P44">configuration: vocabulary is not automatically created and served to a user</text:p>
            </text:list-item>
            <text:list-item>
              <text:p text:style-name="P44">class maps:</text:p>
              <text:list>
                <text:list-item>
                  <text:p text:style-name="P44">TrestnyCin:</text:p>
                  <text:list>
                    <text:list-item>
                      <text:p text:style-name="P44">generates the individual crimes observations</text:p>
                    </text:list-item>
                    <text:list-item>
                      <text:p text:style-name="P44">URI prefix &lt;<text:a xlink:type="simple" xlink:href="http://linked.opendata.cz/resource/domain/crimestatistics/dataset/trestneCiny/$year/">http://linked.opendata.cz/resource/domain/crimestatistics/dataset/trestneCiny/$year</text:a><text:a xlink:type="simple" xlink:href="http://linked.opendata.cz/resource/domain/crimestatistics/dataset/trestneCiny/$year/"><text:span text:style-name="T1">/</text:span></text:a>[crime_identifier]&gt;</text:p>
                      <text:list>
                        <text:list-item>
                          <text:p text:style-name="P44">=&gt; crimes are partitioned by year (<text:span text:style-name="T4">departments by year also? NO, but it is easily possible to assign a department code from within a codelist range for that year</text:span>)</text:p>
                        </text:list-item>
                      </text:list>
                    </text:list-item>
                    <text:list-item>
                      <text:p text:style-name="P44">property bridges:</text:p>
                      <text:list>
                        <text:list-item>
                          <text:p text:style-name="P44">dataset, utvarZpracovani (Foreign and Railway police is ignored)</text:p>
                        </text:list-item>
                        <text:list-item>
                          <text:p text:style-name="P44">pachatel: references a perpetrator<text:span text:style-name="T1">; </text:span>should reference a mapping record, which contains additional contextual information about the crime and perpetrator association</text:p>
                        </text:list-item>
                        <text:list-item>
                          <text:p text:style-name="P44">utvarSpachani: crimes committed abroad are detected and separated using the property statSpachani</text:p>
                        </text:list-item>
                        <text:list-item>
                          <text:p text:style-name="P44">committed time or interval: interval is expressed using the two properties, each marking an interval endpoint, whereas the single point is expressed using a dedicated property</text:p>
                          <text:list>
                            <text:list-item>
                              <text:p text:style-name="P44">in the mapping file template, a property named intervalPachani is used for crime intervals. Remove it.</text:p>
                            </text:list-item>
                          </text:list>
                        </text:list-item>
                        <text:list-item>
                          <text:p text:style-name="P44">crime target:</text:p>
                          <text:list>
                            <text:list-item>
                              <text:p text:style-name="P44">a person, a group of people, an object, public interest</text:p>
                            </text:list-item>
                          </text:list>
                        </text:list-item>
                        <text:list-item>
                          <text:p text:style-name="P44">TSK: old and new distinguished using the date when criminal proceedings started (1.1.2010 as a midpoint)</text:p>
                          <text:list>
                            <text:list-item>
                              <text:p text:style-name="P44"><text:soft-page-break/>maybe the law number would be a better distinguishing element than the strings stary and novy</text:p>
                            </text:list-item>
                          </text:list>
                        </text:list-item>
                        <text:list-item>
                          <text:p text:style-name="P44">law references:</text:p>
                          <text:list>
                            <text:list-item>
                              <text:p text:style-name="P44">legal actions taken: referencing one of the set of defined legal actions, that contain the references to laws that describe the process and justify the legal act</text:p>
                            </text:list-item>
                            <text:list-item>
                              <text:p text:style-name="P44">crime qualification: using the &lt;<text:a xlink:type="simple" xlink:href="http://linked.opendata.cz/ontology/crimestatistics/dataset-definitions/measure#pravniKvalifikace">http://linked.opendata.cz/ontology/crimestatistics/dataset-definitions/measure#pravniKvalifikace</text:a>&gt; property to reference the law section that qualifies the crime</text:p>
                            </text:list-item>
                          </text:list>
                        </text:list-item>
                        <text:list-item>
                          <text:p text:style-name="P44">object of interest:</text:p>
                          <text:list>
                            <text:list-item>
                              <text:p text:style-name="P44">separate class map with URI pattern &lt;<text:a xlink:type="simple" xlink:href="http://linked.opendata.cz/resource/domain/crimestatistics/dataset/trestneCiny/predmetyZajmu/%5Bassociated_crime_identifier">http://linked.opendata.cz/resource/domain/crimestatistics/dataset/trestneCiny/predmetyZajmu/[associated_crime_identifier</text:a>]&gt;</text:p>
                            </text:list-item>
                            <text:list-item>
                              <text:p text:style-name="P44">every crime can reference multiple objects of interest, i.e. classificated things that were of some interest of a crime perpetrator (money, credit cards, drugs, toys etc.</text:p>
                            </text:list-item>
                            <text:list-item>
                              <text:p text:style-name="P44">these objects are dependent on a related crime, they don't exist on their own, so their URIs are in a namespace of the crimes dataset</text:p>
                            </text:list-item>
                            <text:list-item>
                              <text:p text:style-name="P44">they include priority and a reference to a codelist value</text:p>
                            </text:list-item>
                          </text:list>
                        </text:list-item>
                        <text:list-item>
                          <text:p text:style-name="P44">crime perpetrator-victim relation:</text:p>
                          <text:list>
                            <text:list-item>
                              <text:p text:style-name="P44">every crime can reference multiple instances of objects, that classify the relation of a crime perpetrator and a victim of the crime</text:p>
                            </text:list-item>
                            <text:list-item>
                              <text:p text:style-name="P44">DTTO as for objects of interest</text:p>
                            </text:list-item>
                          </text:list>
                        </text:list-item>
                        <text:list-item>
                          <text:p text:style-name="P44">targets of extremist crimes:</text:p>
                          <text:list>
                            <text:list-item>
                              <text:p text:style-name="P44">DTTO as for objects of interest</text:p>
                            </text:list-item>
                            <text:list-item>
                              <text:p text:style-name="P44">every crime can reference multiple objects that classify a target of crime with respect to its extremist nature</text:p>
                            </text:list-item>
                          </text:list>
                        </text:list-item>
                      </text:list>
                    </text:list-item>
                  </text:list>
                </text:list-item>
                <text:list-item>
                  <text:p text:style-name="P44">ZnamyPachatel:</text:p>
                  <text:list>
                    <text:list-item>
                      <text:p text:style-name="P44">generates individual crime perpetrators records</text:p>
                    </text:list-item>
                  </text:list>
                </text:list-item>
              </text:list>
            </text:list-item>
          </text:list>
        </text:list-item>
      </text:list>
      <text:h text:style-name="P70" text:outline-level="4">RUIAN</text:h>
      <text:p text:style-name="P2"/>
      <text:p text:style-name="P2"/>
      <text:h text:style-name="P66" text:outline-level="1">Demo application</text:h>
      <text:h text:style-name="P67" text:outline-level="2">Assignment</text:h>
      <text:list xml:id="list4544794679069032664" text:style-name="L36">
        <text:list-item>
          <text:p text:style-name="P45">The goal of the thesis is to create an RDF-based [2] database of crime statistics built according to the principles of Linked Data [1][4].</text:p>
          <text:list>
            <text:list-item>
              <text:p text:style-name="P45">Done, the created database is stored on RDF triplestore as RDF data.</text:p>
            </text:list-item>
            <text:list-item>
              <text:p text:style-name="P45"><text:soft-page-break/>LinkedData principles: Did I build the database according to the principles of Linked Data? I use URIs as identifiers for things, they are HTTP URIs resolved to information about things and providing additional links to other things.</text:p>
            </text:list-item>
          </text:list>
        </text:list-item>
        <text:list-item>
          <text:p text:style-name="P45">The student will create an ontology for the dataset and will use existing ontologies where possible.</text:p>
          <text:list>
            <text:list-item>
              <text:p text:style-name="P45">Done: custom ontology built</text:p>
            </text:list-item>
            <text:list-item>
              <text:p text:style-name="P45">use existing vocabularies: done, used SKOS, RDF Data Cube, SDMX and others</text:p>
            </text:list-item>
          </text:list>
        </text:list-item>
        <text:list-item>
          <text:p text:style-name="P45">The data will be extracted from various sources (HTML [7], Excel) using existing tools or custom tools developed by the student.</text:p>
          <text:list>
            <text:list-item>
              <text:p text:style-name="P45">Done: sources: HTML, MDB, Excel, GML, etc.</text:p>
            </text:list-item>
          </text:list>
        </text:list-item>
        <text:list-item>
          <text:p text:style-name="P45">Resulting datasets will be linked to other existing related datasets, such as to datasets of resources describing territorial units (NUTS), crime categories etc.</text:p>
          <text:list>
            <text:list-item>
              <text:p text:style-name="P45">Done: linked to linked.opendata.cz datasets, to Dbpedia countries</text:p>
            </text:list-item>
          </text:list>
        </text:list-item>
        <text:list-item>
          <text:p text:style-name="P45">The datasets will be published and its data will be stored in a triplestore.</text:p>
          <text:list>
            <text:list-item>
              <text:p text:style-name="P45">The data is published on xrg13.projekty.ms.mff.cuni.cz and accessible through its SPARQL endpoint. The data is stored in one named graph.</text:p>
            </text:list-item>
          </text:list>
        </text:list-item>
        <text:list-item>
          <text:p text:style-name="P45">The student will devise a solution for keeping the dataset up-to-date.</text:p>
          <text:list>
            <text:list-item>
              <text:p text:style-name="P45">NOT TO BE DONE: the update is going to be performed by a simple dataset recreation</text:p>
            </text:list-item>
          </text:list>
        </text:list-item>
        <text:list-item>
          <text:p text:style-name="P45">Usefulness of the crime statistics database will be demonstrated in a demo application.</text:p>
          <text:list>
            <text:list-item>
              <text:p text:style-name="P45">The demo application has been created and it is yet to be published at SlideMe.</text:p>
            </text:list-item>
          </text:list>
        </text:list-item>
        <text:list-item>
          <text:p text:style-name="P49">The application will use an interactive map to display the crime rate in relevant territorial units in the selected time span and will enable users to find relevant crime statistics data (e.g. TOP 5 crime types ranking for a particular region, the least and the most secure region etc.) based on user's current location or region selection.</text:p>
          <text:list>
            <text:list-item>
              <text:p text:style-name="P49">Not done, not to be done: Not using interactive map, user can select the time span, the territorial unit is fixed for the user's current location.</text:p>
            </text:list-item>
          </text:list>
        </text:list-item>
      </text:list>
      <text:h text:style-name="P67" text:outline-level="2">Architecture</text:h>
      <text:h text:style-name="P69" text:outline-level="3">Spatial DB</text:h>
      <text:list xml:id="list2876451972799709919" text:style-name="L37">
        <text:list-item>
          <text:p text:style-name="P46">PostgreSQL with PostGIS extension</text:p>
          <text:list>
            <text:list-item>
              <text:p text:style-name="P46">API: in app javadoc?</text:p>
            </text:list-item>
            <text:list-item>
              <text:p text:style-name="P46"/>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13H42M21S</meta:editing-duration>
    <meta:editing-cycles>35</meta:editing-cycles>
    <meta:generator>OpenOffice.org/3.4.1$Win32 OpenOffice.org_project/341m1$Build-9593</meta:generator>
    <dc:date>2014-11-14T13:06:04.64</dc:date>
    <meta:document-statistic meta:table-count="0" meta:image-count="0" meta:object-count="0" meta:page-count="27" meta:paragraph-count="701" meta:word-count="8142" meta:character-count="50006"/>
    <meta:user-defined meta:name="Info 1"/>
    <meta:user-defined meta:name="Info 2"/>
    <meta:user-defined meta:name="Info 3"/>
    <meta:user-defined meta:name="Info 4"/>
  </office:meta>
</office:document-meta>
</file>